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64" style:parent-style-name="Graphics">
      <style:graphic-properties draw:fill="none" fo:clip="rect(0in, 0in, 0in, 0in)" draw:stroke="none"/>
    </style:style>
    <style:style style:family="drawing-page" style:name="a1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5" style:parent-style-name="Graphics">
      <style:graphic-properties draw:fill="none" draw:stroke="non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66" style:parent-style-name="Graphics">
      <style:graphic-properties draw:fill="none" draw:stroke="non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draw:fill="none" draw:stroke="solid" svg:stroke-width="0.01389in" svg:stroke-color="#000000" svg:stroke-opacity="100%"/>
    </style:style>
    <style:style style:family="presentation" style:name="a171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5" style:parent-style-name="Graphics">
      <style:graphic-properties draw:fill="none" fo:clip="rect(0in, 0in, 0in, 0in)" draw:stroke="none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16" style:parent-style-name="Graphics">
      <style:graphic-properties draw:fill="none" draw:stroke="none"/>
    </style:style>
    <style:style style:family="graphic" style:name="a1717" style:parent-style-name="Graphics">
      <style:graphic-properties draw:fill="none" draw:stroke="none"/>
    </style:style>
    <style:style style:family="presentation" style:name="a1718">
      <style:graphic-properties draw:fill="none" draw:stroke="solid" svg:stroke-width="0.01389in" svg:stroke-color="#000000" svg:stroke-opacity="100%"/>
    </style:style>
    <style:style style:family="presentation" style:name="a17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74" style:parent-style-name="Graphics">
      <style:graphic-properties draw:fill="none" fo:clip="rect(0in, 0in, 0in, 0in)" draw:stroke="none"/>
    </style:style>
    <style:style style:family="drawing-page" style:name="a1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5" style:parent-style-name="Graphics">
      <style:graphic-properties draw:fill="none" draw:stroke="non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6" style:parent-style-name="Graphics">
      <style:graphic-properties draw:fill="none" draw:stroke="non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draw:fill="none" draw:stroke="solid" svg:stroke-width="0.01389in" svg:stroke-color="#000000" svg:stroke-opacity="100%"/>
    </style:style>
    <style:style style:family="presentation" style:name="a17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5" style:parent-style-name="Graphics">
      <style:graphic-properties draw:fill="none" fo:clip="rect(0in, 0in, 0in, 0in)" draw:stroke="non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26" style:parent-style-name="Graphics">
      <style:graphic-properties draw:fill="none" draw:stroke="none"/>
    </style:style>
    <style:style style:family="graphic" style:name="a1727" style:parent-style-name="Graphics">
      <style:graphic-properties draw:fill="none" draw:stroke="none"/>
    </style:style>
    <style:style style:family="presentation" style:name="a1728">
      <style:graphic-properties draw:fill="none" draw:stroke="solid" svg:stroke-width="0.01389in" svg:stroke-color="#000000" svg:stroke-opacity="100%"/>
    </style:style>
    <style:style style:family="presentation" style:name="a17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84" style:parent-style-name="Graphics">
      <style:graphic-properties draw:fill="none" fo:clip="rect(0in, 0in, 0in, 0in)" draw:stroke="none"/>
    </style:style>
    <style:style style:family="drawing-page" style:name="a1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5" style:parent-style-name="Graphics">
      <style:graphic-properties draw:fill="none" draw:stroke="non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86" style:parent-style-name="Graphics">
      <style:graphic-properties draw:fill="none" draw:stroke="non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draw:fill="none" draw:stroke="solid" svg:stroke-width="0.01389in" svg:stroke-color="#000000" svg:stroke-opacity="100%"/>
    </style:style>
    <style:style style:family="presentation" style:name="a173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fo:clip="rect(0in, 0in, 0in, 0in)" draw:stroke="none"/>
    </style:style>
    <style:style style:family="drawing-page" style:name="a16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36" style:parent-style-name="Graphics">
      <style:graphic-properties draw:fill="none" draw:stroke="none"/>
    </style:style>
    <style:style style:family="graphic" style:name="a1737" style:parent-style-name="Graphics">
      <style:graphic-properties draw:fill="none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 style:parent-style-name="Graphics">
      <style:graphic-properties draw:fill="none" draw:stroke="none"/>
    </style:style>
    <style:style style:family="graphic" style:name="a169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5">
      <style:graphic-properties draw:fill="none" draw:stroke="solid" svg:stroke-width="0.01389in" svg:stroke-color="#000000" svg:stroke-opacity="100%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presentation" style:name="a1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draw:fill="none" draw:stroke="solid" svg:stroke-width="0.01389in" svg:stroke-color="#000000" svg:stroke-opacity="100%"/>
    </style:style>
    <style:style style:family="presentation" style:name="a1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2" style:parent-style-name="Graphics">
      <style:graphic-properties draw:fill="none" fo:clip="rect(0in, 0in, 0in, 0in)" draw:stroke="none"/>
    </style:style>
    <style:style style:family="graphic" style:name="a1753" style:parent-style-name="Graphics">
      <style:graphic-properties draw:fill="none" draw:stroke="none"/>
    </style:style>
    <style:style style:family="graphic" style:name="a1754" style:parent-style-name="Graphics">
      <style:graphic-properties draw:fill="none" draw:stroke="non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 style:parent-style-name="Graphics">
      <style:graphic-properties draw:fill="none" fo:clip="rect(0in, 0in, 0in, 0in)" draw:stroke="none"/>
    </style:style>
    <style:style style:family="graphic" style:name="a1616" style:parent-style-name="Graphics">
      <style:graphic-properties draw:fill="none" draw:stroke="none"/>
    </style:style>
    <style:style style:family="graphic" style:name="a1617" style:parent-style-name="Graphics">
      <style:graphic-properties draw:fill="none" draw:stroke="none"/>
    </style:style>
    <style:style style:family="presentation" style:name="a1618">
      <style:graphic-properties draw:fill="none" draw:stroke="solid" svg:stroke-width="0.01389in" svg:stroke-color="#000000" svg:stroke-opacity="100%"/>
    </style:style>
    <style:style style:family="presentation" style:name="a16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0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solid" draw:fill-color="#8bab42" draw:opacity="100%" draw:stroke="solid" svg:stroke-width="0.02778in" svg:stroke-color="#657d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7" style:parent-style-name="Graphics">
      <style:graphic-properties draw:fill="none" draw:stroke="none"/>
    </style:style>
    <style:style style:family="graphic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768">
      <style:graphic-properties draw:fill="none" draw:stroke="solid" svg:stroke-width="0.01389in" svg:stroke-color="#000000" svg:stroke-opacity="100%"/>
    </style:style>
    <style:style style:family="presentation" style:name="a1815">
      <style:graphic-properties draw:fill="none" draw:stroke="solid" svg:stroke-width="0.01389in" svg:stroke-color="#000000" svg:stroke-opacity="100%"/>
    </style:style>
    <style:style style:family="drawing-page" style:name="a1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6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fo:clip="rect(0in, 0in, 0in, 0in)" draw:stroke="none"/>
    </style:style>
    <style:style style:family="graphic" style:name="a1626" style:parent-style-name="Graphics">
      <style:graphic-properties draw:fill="none" draw:stroke="none"/>
    </style:style>
    <style:style style:family="graphic" style:name="a1627" style:parent-style-name="Graphics">
      <style:graphic-properties draw:fill="none" draw:stroke="non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 style:parent-style-name="Graphics">
      <style:graphic-properties draw:fill="none" draw:stroke="none"/>
    </style:style>
    <style:style style:family="graphic" style:name="a177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2">
      <style:graphic-properties draw:fill="none" draw:stroke="solid" svg:stroke-width="0.01389in" svg:stroke-color="#000000" svg:stroke-opacity="100%"/>
    </style:style>
    <style:style style:family="presentation" style:name="a16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9" style:parent-style-name="Graphics">
      <style:graphic-properties draw:fill="none" fo:clip="rect(0in, 0in, 0in, 0in)" draw:stroke="none"/>
    </style:style>
    <style:style style:family="presentation" style:name="a1780">
      <style:graphic-properties draw:fill="none" draw:stroke="solid" svg:stroke-width="0.01389in" svg:stroke-color="#000000" svg:stroke-opacity="100%"/>
    </style:style>
    <style:style style:family="presentation" style:name="a17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40" style:parent-style-name="Graphics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41" style:parent-style-name="Graphics">
      <style:graphic-properties draw:fill="none" draw:stroke="non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 style:parent-style-name="Graphics">
      <style:graphic-properties draw:fill="none" draw:stroke="non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draw:fill="none" draw:stroke="solid" svg:stroke-width="0.01389in" svg:stroke-color="#000000" svg:stroke-opacity="100%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center" draw:fill="solid" draw:fill-color="#3a81ba" draw:opacity="100%" draw:stroke="solid" svg:stroke-width="0.02778in" svg:stroke-color="#285d8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5" style:parent-style-name="Graphics">
      <style:graphic-properties draw:fill="none" draw:stroke="none"/>
    </style:style>
    <style:style style:family="drawing-page" style:name="a15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draw:fill="none" draw:stroke="solid" svg:stroke-width="0.01389in" svg:stroke-color="#000000" svg:stroke-opacity="100%"/>
    </style:style>
    <style:style style:family="presentation" style:name="a16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0" style:parent-style-name="Graphics">
      <style:graphic-properties draw:fill="none" fo:clip="rect(0in, 0in, 0in, 0in)" draw:stroke="none"/>
    </style:style>
    <style:style style:family="graphic" style:name="a1791" style:parent-style-name="Graphics">
      <style:graphic-properties draw:fill="none" draw:stroke="non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2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5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draw:fill="none" draw:stroke="solid" svg:stroke-width="0.01389in" svg:stroke-color="#000000" svg:stroke-opacity="100%"/>
    </style:style>
    <style:style style:family="presentation" style:name="a170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5" style:parent-style-name="Graphics">
      <style:graphic-properties draw:fill="none" fo:clip="rect(0in, 0in, 0in, 0in)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06" style:parent-style-name="Graphics">
      <style:graphic-properties draw:fill="none" draw:stroke="none"/>
    </style:style>
    <style:style style:family="graphic" style:name="a1707" style:parent-style-name="Graphics">
      <style:graphic-properties draw:fill="none" draw:stroke="none"/>
    </style:style>
    <style:style style:family="presentation" style:name="a1708">
      <style:graphic-properties draw:fill="none" draw:stroke="solid" svg:stroke-width="0.01389in" svg:stroke-color="#000000" svg:stroke-opacity="100%"/>
    </style:style>
    <style:style style:family="presentation" style:name="a17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8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1595" draw:master-page-name="Master1-Layout12-title-Title" presentation:presentation-page-layout-name="Master1-PPL12" draw:id="Slide-260">
        <draw:frame draw:id="id139" draw:style-name="a1596" draw:name="Image 2" svg:x="0.61538in" svg:y="1.83135in" svg:width="12.37729in" svg:height="3.7774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99">
          <draw:page-thumbnail draw:page-number="1" svg:x="0.41667in" svg:y="0.75in" svg:width="6.66667in" svg:height="3.75in" presentation:class="page" draw:id="id140" presentation:style-name="a1597" draw:name="Shape 55">
            <svg:title/>
            <svg:desc/>
          </draw:page-thumbnail>
          <draw:frame draw:id="id141" presentation:style-name="a1598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600" draw:master-page-name="Master3-Layout2-cust-Subtitle" presentation:presentation-page-layout-name="Master3-PPL2" draw:id="Slide-273">
        <draw:frame draw:id="id142" presentation:style-name="a1603" draw:name="Shape 91" svg:x="1.47682in" svg:y="3.6421in" svg:width="7.21785in" svg:height="1.69116in" presentation:class="title" presentation:placeholder="false">
          <draw:text-box>
            <text:p text:style-name="a1602" text:class-names="" text:cond-style-name=""><text:span text:style-name="a1601" text:class-names="">Introduction</text:span></text:p>
          </draw:text-box>
          <svg:title/>
          <svg:desc/>
        </draw:frame>
        <draw:frame draw:id="id143" draw:style-name="a1607" draw:name="Shape 93" svg:x="9.06831in" svg:y="0.49249in" svg:width="3.25459in" svg:height="2.81627in">
          <draw:text-box>
            <text:p text:style-name="a1606" text:class-names="" text:cond-style-name=""><text:span text:style-name="a1604" text:class-names="">1</text:span><text:span text:style-name="a1605" text:class-names="">.</text:span></text:p>
          </draw:text-box>
          <svg:title/>
          <svg:desc/>
        </draw:frame>
        <presentation:notes draw:style-name="a1610">
          <draw:page-thumbnail draw:page-number="2" svg:x="0.41667in" svg:y="0.75in" svg:width="6.66667in" svg:height="3.75in" presentation:class="page" draw:id="id144" presentation:style-name="a1608" draw:name="Shape 88">
            <svg:title/>
            <svg:desc/>
          </draw:page-thumbnail>
          <draw:frame draw:id="id145" presentation:style-name="a1609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611" draw:master-page-name="Master2-Layout3-tx-Title-+-1-column" presentation:presentation-page-layout-name="Master2-PPL3" draw:id="Slide-280">
        <draw:frame draw:id="id146" presentation:style-name="a1614" draw:name="Shape 104" svg:x="2.46223in" svg:y="0.92in" svg:width="9.85853in" svg:height="1.10602in" presentation:class="title" presentation:placeholder="false">
          <draw:text-box>
            <text:p text:style-name="a1613" text:class-names="" text:cond-style-name=""><text:span text:style-name="a1612" text:class-names="">Introduction</text:span></text:p>
          </draw:text-box>
          <svg:title/>
          <svg:desc/>
        </draw:frame>
        <draw:frame draw:id="id147" draw:style-name="a161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48" draw:style-name="a1616" draw:name="Image 2" svg:x="1.38578in" svg:y="2.31963in" svg:width="11.01258in" svg:height="3.83972in" style:rel-width="scale" style:rel-height="scale">
          <draw:image xlink:href="media/image3.png" xlink:type="simple" xlink:show="embed" xlink:actuate="onLoad"/>
          <svg:title/>
          <svg:desc/>
        </draw:frame>
        <draw:frame draw:id="id149" draw:style-name="a1617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20">
          <draw:page-thumbnail draw:page-number="3" svg:x="0.41667in" svg:y="0.75in" svg:width="6.66667in" svg:height="3.75in" presentation:class="page" draw:id="id150" presentation:style-name="a1618" draw:name="Shape 101">
            <svg:title/>
            <svg:desc/>
          </draw:page-thumbnail>
          <draw:frame draw:id="id151" presentation:style-name="a161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621" draw:master-page-name="Master2-Layout3-tx-Title-+-1-column" presentation:presentation-page-layout-name="Master2-PPL3" draw:id="Slide-281">
        <draw:frame draw:id="id152" presentation:style-name="a1624" draw:name="Shape 104" svg:x="2.46223in" svg:y="0.92in" svg:width="9.85853in" svg:height="1.10602in" presentation:class="title" presentation:placeholder="false">
          <draw:text-box>
            <text:p text:style-name="a1623" text:class-names="" text:cond-style-name=""><text:span text:style-name="a1622" text:class-names="">Introduction</text:span></text:p>
          </draw:text-box>
          <svg:title/>
          <svg:desc/>
        </draw:frame>
        <draw:frame draw:id="id153" draw:style-name="a162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54" draw:style-name="a1626" draw:name="Image 1" svg:x="0.73113in" svg:y="2.15407in" svg:width="6.04963in" svg:height="3.30052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1627" draw:name="Image 3" svg:x="5.43868in" svg:y="5.67617in" svg:width="7.00472in" svg:height="1.15499in" style:rel-width="scale" style:rel-height="scale">
          <draw:image xlink:href="media/image5.png" xlink:type="simple" xlink:show="embed" xlink:actuate="onLoad"/>
          <svg:title/>
          <svg:desc/>
        </draw:frame>
        <draw:custom-shape svg:width="0.94559in" svg:height="0.42453in" draw:id="id156" draw:style-name="a1630" draw:transform="translate(-0.47279in -0.21226in) rotate(-0.69769) translate(4.93999in 5.35204in)" draw:name="Flèche droite 4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75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7" draw:style-name="a1631" draw:name="Image 7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34">
          <draw:page-thumbnail draw:page-number="4" svg:x="0.41667in" svg:y="0.75in" svg:width="6.66667in" svg:height="3.75in" presentation:class="page" draw:id="id158" presentation:style-name="a1632" draw:name="Shape 101">
            <svg:title/>
            <svg:desc/>
          </draw:page-thumbnail>
          <draw:frame draw:id="id159" presentation:style-name="a163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635" draw:master-page-name="Master2-Layout3-tx-Title-+-1-column" presentation:presentation-page-layout-name="Master2-PPL3" draw:id="Slide-282">
        <draw:frame draw:id="id160" presentation:style-name="a1638" draw:name="Shape 104" svg:x="2.46223in" svg:y="0.92in" svg:width="9.85853in" svg:height="1.10602in" presentation:class="title" presentation:placeholder="false">
          <draw:text-box>
            <text:p text:style-name="a1637" text:class-names="" text:cond-style-name=""><text:span text:style-name="a1636" text:class-names="">Introduction</text:span></text:p>
          </draw:text-box>
          <svg:title/>
          <svg:desc/>
        </draw:frame>
        <draw:frame draw:id="id161" draw:style-name="a1639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62" draw:style-name="a1640" draw:name="Image 2" svg:x="2.38925in" svg:y="2.50717in" svg:width="8.78125in" svg:height="1.44792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641" draw:name="Image 3" svg:x="2.59237in" svg:y="5.28479in" svg:width="8.375in" svg:height="1.0625in" style:rel-width="scale" style:rel-height="scale">
          <draw:image xlink:href="media/image6.png" xlink:type="simple" xlink:show="embed" xlink:actuate="onLoad"/>
          <svg:title/>
          <svg:desc/>
        </draw:frame>
        <draw:custom-shape svg:x="6.6195in" svg:y="4.21339in" svg:width="0.32075in" svg:height="0.81309in" draw:id="id164" draw:style-name="a1644" draw:name="Double flèche verticale 4">
          <svg:title/>
          <svg:desc/>
          <text:p text:style-name="a1643" text:class-names="" text:cond-style-name=""><text:span text:style-name="a1642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165" draw:style-name="a1645" draw:name="Image 7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48">
          <draw:page-thumbnail draw:page-number="5" svg:x="0.41667in" svg:y="0.75in" svg:width="6.66667in" svg:height="3.75in" presentation:class="page" draw:id="id166" presentation:style-name="a1646" draw:name="Shape 101">
            <svg:title/>
            <svg:desc/>
          </draw:page-thumbnail>
          <draw:frame draw:id="id167" presentation:style-name="a164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649" draw:master-page-name="Master2-Layout8-cust-Subtitle" presentation:presentation-page-layout-name="Master2-PPL8" draw:id="Slide-283">
        <draw:frame draw:id="id168" presentation:style-name="a1652" draw:name="Shape 91" svg:x="1.47682in" svg:y="3.6421in" svg:width="7.21785in" svg:height="1.69116in" presentation:class="title" presentation:placeholder="false">
          <draw:text-box>
            <text:p text:style-name="a1651" text:class-names="" text:cond-style-name=""><text:span text:style-name="a1650" text:class-names="">Sélection d’éléments</text:span></text:p>
          </draw:text-box>
          <svg:title/>
          <svg:desc/>
        </draw:frame>
        <draw:frame draw:id="id169" draw:style-name="a1656" draw:name="Shape 93" svg:x="9.06831in" svg:y="0.49249in" svg:width="3.25459in" svg:height="2.81627in">
          <draw:text-box>
            <text:p text:style-name="a1655" text:class-names="" text:cond-style-name=""><text:span text:style-name="a1653" text:class-names="">2</text:span><text:span text:style-name="a1654" text:class-names="">.</text:span></text:p>
          </draw:text-box>
          <svg:title/>
          <svg:desc/>
        </draw:frame>
        <presentation:notes draw:style-name="a1659">
          <draw:page-thumbnail draw:page-number="6" svg:x="0.41667in" svg:y="0.75in" svg:width="6.66667in" svg:height="3.75in" presentation:class="page" draw:id="id170" presentation:style-name="a1657" draw:name="Shape 88">
            <svg:title/>
            <svg:desc/>
          </draw:page-thumbnail>
          <draw:frame draw:id="id171" presentation:style-name="a1658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1660" draw:master-page-name="Master2-Layout3-tx-Title-+-1-column" presentation:presentation-page-layout-name="Master2-PPL3" draw:id="Slide-284">
        <draw:frame draw:id="id172" presentation:style-name="a1663" draw:name="Shape 104" svg:x="2.46223in" svg:y="0.92in" svg:width="9.85853in" svg:height="1.10602in" presentation:class="title" presentation:placeholder="false">
          <draw:text-box>
            <text:p text:style-name="a1662" text:class-names="" text:cond-style-name=""><text:span text:style-name="a1661" text:class-names="">Sélection d’éléments</text:span></text:p>
          </draw:text-box>
          <svg:title/>
          <svg:desc/>
        </draw:frame>
        <draw:frame draw:id="id173" draw:style-name="a1664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74" draw:style-name="a1665" draw:name="Image 2" svg:x="2.46223in" svg:y="2.15504in" svg:width="7.85417in" svg:height="4.34375in" style:rel-width="scale" style:rel-height="scale">
          <draw:image xlink:href="media/image7.png" xlink:type="simple" xlink:show="embed" xlink:actuate="onLoad"/>
          <svg:title/>
          <svg:desc/>
        </draw:frame>
        <draw:frame draw:id="id175" draw:style-name="a1666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69">
          <draw:page-thumbnail draw:page-number="7" svg:x="0.41667in" svg:y="0.75in" svg:width="6.66667in" svg:height="3.75in" presentation:class="page" draw:id="id176" presentation:style-name="a1667" draw:name="Shape 101">
            <svg:title/>
            <svg:desc/>
          </draw:page-thumbnail>
          <draw:frame draw:id="id177" presentation:style-name="a166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1670" draw:master-page-name="Master2-Layout3-tx-Title-+-1-column" presentation:presentation-page-layout-name="Master2-PPL3" draw:id="Slide-285">
        <draw:frame draw:id="id178" presentation:style-name="a1673" draw:name="Shape 104" svg:x="2.46223in" svg:y="0.92in" svg:width="9.85853in" svg:height="1.10602in" presentation:class="title" presentation:placeholder="false">
          <draw:text-box>
            <text:p text:style-name="a1672" text:class-names="" text:cond-style-name=""><text:span text:style-name="a1671" text:class-names="">Sélection d’éléments</text:span></text:p>
          </draw:text-box>
          <svg:title/>
          <svg:desc/>
        </draw:frame>
        <draw:frame draw:id="id179" draw:style-name="a1674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80" draw:style-name="a1675" draw:name="Image 1" svg:x="3.03125in" svg:y="2.35937in" svg:width="7.27083in" svg:height="2.78125in" style:rel-width="scale" style:rel-height="scale">
          <draw:image xlink:href="media/image8.png" xlink:type="simple" xlink:show="embed" xlink:actuate="onLoad"/>
          <svg:title/>
          <svg:desc/>
        </draw:frame>
        <draw:frame draw:id="id181" draw:style-name="a1676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9">
          <draw:page-thumbnail draw:page-number="8" svg:x="0.41667in" svg:y="0.75in" svg:width="6.66667in" svg:height="3.75in" presentation:class="page" draw:id="id182" presentation:style-name="a1677" draw:name="Shape 101">
            <svg:title/>
            <svg:desc/>
          </draw:page-thumbnail>
          <draw:frame draw:id="id183" presentation:style-name="a167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680" draw:master-page-name="Master2-Layout3-tx-Title-+-1-column" presentation:presentation-page-layout-name="Master2-PPL3" draw:id="Slide-286">
        <draw:frame draw:id="id184" presentation:style-name="a1683" draw:name="Shape 104" svg:x="2.46223in" svg:y="0.92in" svg:width="9.85853in" svg:height="1.10602in" presentation:class="title" presentation:placeholder="false">
          <draw:text-box>
            <text:p text:style-name="a1682" text:class-names="" text:cond-style-name=""><text:span text:style-name="a1681" text:class-names="">Sélection d’éléments</text:span></text:p>
          </draw:text-box>
          <svg:title/>
          <svg:desc/>
        </draw:frame>
        <draw:frame draw:id="id185" draw:style-name="a1684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86" draw:style-name="a1685" draw:name="Image 2" svg:x="3.11979in" svg:y="2.94271in" svg:width="7.09375in" svg:height="1.61458in" style:rel-width="scale" style:rel-height="scale">
          <draw:image xlink:href="media/image9.png" xlink:type="simple" xlink:show="embed" xlink:actuate="onLoad"/>
          <svg:title/>
          <svg:desc/>
        </draw:frame>
        <draw:frame draw:id="id187" draw:style-name="a1686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89">
          <draw:page-thumbnail draw:page-number="9" svg:x="0.41667in" svg:y="0.75in" svg:width="6.66667in" svg:height="3.75in" presentation:class="page" draw:id="id188" presentation:style-name="a1687" draw:name="Shape 101">
            <svg:title/>
            <svg:desc/>
          </draw:page-thumbnail>
          <draw:frame draw:id="id189" presentation:style-name="a168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1690" draw:master-page-name="Master2-Layout8-cust-Subtitle" presentation:presentation-page-layout-name="Master2-PPL8" draw:id="Slide-287">
        <draw:frame draw:id="id190" presentation:style-name="a1693" draw:name="Shape 91" svg:x="1.47682in" svg:y="3.6421in" svg:width="7.21785in" svg:height="1.69116in" presentation:class="title" presentation:placeholder="false">
          <draw:text-box>
            <text:p text:style-name="a1692" text:class-names="" text:cond-style-name=""><text:span text:style-name="a1691" text:class-names="">Manipulation du DOM</text:span></text:p>
          </draw:text-box>
          <svg:title/>
          <svg:desc/>
        </draw:frame>
        <draw:frame draw:id="id191" draw:style-name="a1697" draw:name="Shape 93" svg:x="9.06831in" svg:y="0.49249in" svg:width="3.25459in" svg:height="2.81627in">
          <draw:text-box>
            <text:p text:style-name="a1696" text:class-names="" text:cond-style-name=""><text:span text:style-name="a1694" text:class-names="">3</text:span><text:span text:style-name="a1695" text:class-names="">.</text:span></text:p>
          </draw:text-box>
          <svg:title/>
          <svg:desc/>
        </draw:frame>
        <presentation:notes draw:style-name="a1700">
          <draw:page-thumbnail draw:page-number="10" svg:x="0.41667in" svg:y="0.75in" svg:width="6.66667in" svg:height="3.75in" presentation:class="page" draw:id="id192" presentation:style-name="a1698" draw:name="Shape 88">
            <svg:title/>
            <svg:desc/>
          </draw:page-thumbnail>
          <draw:frame draw:id="id193" presentation:style-name="a1699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1701" draw:master-page-name="Master2-Layout3-tx-Title-+-1-column" presentation:presentation-page-layout-name="Master2-PPL3" draw:id="Slide-288">
        <draw:frame draw:id="id194" presentation:style-name="a1704" draw:name="Shape 104" svg:x="2.46223in" svg:y="0.92in" svg:width="9.85853in" svg:height="1.10602in" presentation:class="title" presentation:placeholder="false">
          <draw:text-box>
            <text:p text:style-name="a1703" text:class-names="" text:cond-style-name=""><text:span text:style-name="a1702" text:class-names="">Getters / setters</text:span></text:p>
          </draw:text-box>
          <svg:title/>
          <svg:desc/>
        </draw:frame>
        <draw:frame draw:id="id195" draw:style-name="a170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196" draw:style-name="a1706" draw:name="Image 3" svg:x="3.38021in" svg:y="2.9375in" svg:width="6.57292in" svg:height="1.625in" style:rel-width="scale" style:rel-height="scale">
          <draw:image xlink:href="media/image10.png" xlink:type="simple" xlink:show="embed" xlink:actuate="onLoad"/>
          <svg:title/>
          <svg:desc/>
        </draw:frame>
        <draw:frame draw:id="id197" draw:style-name="a1707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10">
          <draw:page-thumbnail draw:page-number="11" svg:x="0.41667in" svg:y="0.75in" svg:width="6.66667in" svg:height="3.75in" presentation:class="page" draw:id="id198" presentation:style-name="a1708" draw:name="Shape 101">
            <svg:title/>
            <svg:desc/>
          </draw:page-thumbnail>
          <draw:frame draw:id="id199" presentation:style-name="a170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1711" draw:master-page-name="Master2-Layout3-tx-Title-+-1-column" presentation:presentation-page-layout-name="Master2-PPL3" draw:id="Slide-289">
        <draw:frame draw:id="id200" presentation:style-name="a1714" draw:name="Shape 104" svg:x="2.46223in" svg:y="0.92in" svg:width="9.85853in" svg:height="1.10602in" presentation:class="title" presentation:placeholder="false">
          <draw:text-box>
            <text:p text:style-name="a1713" text:class-names="" text:cond-style-name=""><text:span text:style-name="a1712" text:class-names="">CSS manipulations</text:span></text:p>
          </draw:text-box>
          <svg:title/>
          <svg:desc/>
        </draw:frame>
        <draw:frame draw:id="id201" draw:style-name="a171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202" draw:style-name="a1716" draw:name="Image 1" svg:x="2.83854in" svg:y="2.375in" svg:width="7.65625in" svg:height="2.75in" style:rel-width="scale" style:rel-height="scale">
          <draw:image xlink:href="media/image11.png" xlink:type="simple" xlink:show="embed" xlink:actuate="onLoad"/>
          <svg:title/>
          <svg:desc/>
        </draw:frame>
        <draw:frame draw:id="id203" draw:style-name="a1717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20">
          <draw:page-thumbnail draw:page-number="12" svg:x="0.41667in" svg:y="0.75in" svg:width="6.66667in" svg:height="3.75in" presentation:class="page" draw:id="id204" presentation:style-name="a1718" draw:name="Shape 101">
            <svg:title/>
            <svg:desc/>
          </draw:page-thumbnail>
          <draw:frame draw:id="id205" presentation:style-name="a171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1721" draw:master-page-name="Master2-Layout3-tx-Title-+-1-column" presentation:presentation-page-layout-name="Master2-PPL3" draw:id="Slide-291">
        <draw:frame draw:id="id206" presentation:style-name="a1724" draw:name="Shape 104" svg:x="2.46223in" svg:y="0.92in" svg:width="9.85853in" svg:height="1.10602in" presentation:class="title" presentation:placeholder="false">
          <draw:text-box>
            <text:p text:style-name="a1723" text:class-names="" text:cond-style-name=""><text:span text:style-name="a1722" text:class-names="">DOM manipulations</text:span></text:p>
          </draw:text-box>
          <svg:title/>
          <svg:desc/>
        </draw:frame>
        <draw:frame draw:id="id207" draw:style-name="a172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208" draw:style-name="a1726" draw:name="Image 2" svg:x="2.23958in" svg:y="3.32292in" svg:width="8.85417in" svg:height="0.85417in" style:rel-width="scale" style:rel-height="scale">
          <draw:image xlink:href="media/image12.png" xlink:type="simple" xlink:show="embed" xlink:actuate="onLoad"/>
          <svg:title/>
          <svg:desc/>
        </draw:frame>
        <draw:frame draw:id="id209" draw:style-name="a1727" draw:name="Image 5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30">
          <draw:page-thumbnail draw:page-number="13" svg:x="0.41667in" svg:y="0.75in" svg:width="6.66667in" svg:height="3.75in" presentation:class="page" draw:id="id210" presentation:style-name="a1728" draw:name="Shape 101">
            <svg:title/>
            <svg:desc/>
          </draw:page-thumbnail>
          <draw:frame draw:id="id211" presentation:style-name="a172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731" draw:master-page-name="Master2-Layout3-tx-Title-+-1-column" presentation:presentation-page-layout-name="Master2-PPL3" draw:id="Slide-293">
        <draw:frame draw:id="id212" presentation:style-name="a1734" draw:name="Shape 104" svg:x="2.46223in" svg:y="0.92in" svg:width="9.85853in" svg:height="1.10602in" presentation:class="title" presentation:placeholder="false">
          <draw:text-box>
            <text:p text:style-name="a1733" text:class-names="" text:cond-style-name=""><text:span text:style-name="a1732" text:class-names="">DOM effects</text:span></text:p>
          </draw:text-box>
          <svg:title/>
          <svg:desc/>
        </draw:frame>
        <draw:frame draw:id="id213" draw:style-name="a1735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214" draw:style-name="a1736" draw:name="Image 1" svg:x="0.93767in" svg:y="2.15504in" svg:width="6.37365in" svg:height="2.23706in" style:rel-width="scale" style:rel-height="scale">
          <draw:image xlink:href="media/image13.png" xlink:type="simple" xlink:show="embed" xlink:actuate="onLoad"/>
          <svg:title/>
          <svg:desc/>
        </draw:frame>
        <draw:frame draw:id="id215" draw:style-name="a1737" draw:name="Image 3" svg:x="8.32437in" svg:y="2.15504in" svg:width="3.56115in" svg:height="3.76464in" style:rel-width="scale" style:rel-height="scale">
          <draw:image xlink:href="media/image14.png" xlink:type="simple" xlink:show="embed" xlink:actuate="onLoad"/>
          <svg:title/>
          <svg:desc/>
        </draw:frame>
        <draw:custom-shape svg:x="6.89623in" svg:y="2.29245in" svg:width="1.42814in" svg:height="0.09434in" draw:id="id216" draw:style-name="a1740" draw:name="Flèche droite 4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8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13775in" svg:height="0.08474in" draw:id="id217" draw:style-name="a1743" draw:transform="translate(-1.06887in -0.04237in) rotate(-0.80702) translate(7.6103in 3.35196in)" draw:name="Flèche droite 8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117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8" draw:style-name="a1744" draw:name="Image 8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47">
          <draw:page-thumbnail draw:page-number="14" svg:x="0.41667in" svg:y="0.75in" svg:width="6.66667in" svg:height="3.75in" presentation:class="page" draw:id="id219" presentation:style-name="a1745" draw:name="Shape 101">
            <svg:title/>
            <svg:desc/>
          </draw:page-thumbnail>
          <draw:frame draw:id="id220" presentation:style-name="a174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748" draw:master-page-name="Master2-Layout3-tx-Title-+-1-column" presentation:presentation-page-layout-name="Master2-PPL3" draw:id="Slide-290">
        <draw:frame draw:id="id221" presentation:style-name="a1751" draw:name="Shape 104" svg:x="2.46223in" svg:y="0.92in" svg:width="9.85853in" svg:height="1.10602in" presentation:class="title" presentation:placeholder="false">
          <draw:text-box>
            <text:p text:style-name="a1750" text:class-names="" text:cond-style-name=""><text:span text:style-name="a1749" text:class-names="">Form manipulations</text:span></text:p>
          </draw:text-box>
          <svg:title/>
          <svg:desc/>
        </draw:frame>
        <draw:frame draw:id="id222" draw:style-name="a1752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223" draw:style-name="a1753" draw:name="Image 2" svg:x="0.93767in" svg:y="1.98029in" svg:width="5.53607in" svg:height="4.73973in" style:rel-width="scale" style:rel-height="scale">
          <draw:image xlink:href="media/image15.png" xlink:type="simple" xlink:show="embed" xlink:actuate="onLoad"/>
          <svg:title/>
          <svg:desc/>
        </draw:frame>
        <draw:frame draw:id="id224" draw:style-name="a1754" draw:name="Image 7" svg:x="6.85678in" svg:y="1.98029in" svg:width="5.21834in" svg:height="3.80538in" style:rel-width="scale" style:rel-height="scale">
          <draw:image xlink:href="media/image16.png" xlink:type="simple" xlink:show="embed" xlink:actuate="onLoad"/>
          <svg:title/>
          <svg:desc/>
        </draw:frame>
        <draw:custom-shape svg:x="4.74528in" svg:y="2.39623in" svg:width="2.29245in" svg:height="0.14151in" draw:id="id225" draw:style-name="a1757" draw:name="Flèche droite 3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53037in" svg:height="0.20465in" draw:id="id226" draw:style-name="a1760" draw:transform="translate(-1.26518in -0.10232in) rotate(-0.25178) translate(6.10207in 3.32156in)" draw:name="Flèche droite 8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72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99068in" svg:height="0.2429in" draw:id="id227" draw:style-name="a1763" draw:transform="translate(-0.99534in -0.12145in) rotate(-0.25178) translate(6.35865in 3.78458in)" draw:name="Flèche droite 9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28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25837in" svg:height="0.20026in" draw:id="id228" draw:style-name="a1766" draw:transform="translate(-1.62918in -0.10013in) rotate(-5.23015) translate(6.35865in 4.61711in)" draw:name="Flèche droite 10">
          <svg:title/>
          <svg:desc/>
          <text:p text:style-name="a1765" text:class-names="" text:cond-style-name=""><text:span text:style-name="a176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9" draw:style-name="a1767" draw:name="Image 10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70">
          <draw:page-thumbnail draw:page-number="15" svg:x="0.41667in" svg:y="0.75in" svg:width="6.66667in" svg:height="3.75in" presentation:class="page" draw:id="id230" presentation:style-name="a1768" draw:name="Shape 101">
            <svg:title/>
            <svg:desc/>
          </draw:page-thumbnail>
          <draw:frame draw:id="id231" presentation:style-name="a176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1771" draw:master-page-name="Master2-Layout8-cust-Subtitle" presentation:presentation-page-layout-name="Master2-PPL8" draw:id="Slide-292">
        <draw:frame draw:id="id232" presentation:style-name="a1775" draw:name="Shape 91" svg:x="1.47682in" svg:y="3.6421in" svg:width="7.21785in" svg:height="1.69116in" presentation:class="title" presentation:placeholder="false">
          <draw:text-box>
            <text:p text:style-name="a1774" text:class-names="" text:cond-style-name=""><text:span text:style-name="a1772" text:class-names="">Autres</text:span><text:span text:style-name="a1773" text:class-names=""/></text:p>
          </draw:text-box>
          <svg:title/>
          <svg:desc/>
        </draw:frame>
        <draw:frame draw:id="id233" draw:style-name="a1779" draw:name="Shape 93" svg:x="9.06831in" svg:y="0.49249in" svg:width="3.25459in" svg:height="2.81627in">
          <draw:text-box>
            <text:p text:style-name="a1778" text:class-names="" text:cond-style-name=""><text:span text:style-name="a1776" text:class-names="">4</text:span><text:span text:style-name="a1777" text:class-names="">.</text:span></text:p>
          </draw:text-box>
          <svg:title/>
          <svg:desc/>
        </draw:frame>
        <presentation:notes draw:style-name="a1782">
          <draw:page-thumbnail draw:page-number="16" svg:x="0.41667in" svg:y="0.75in" svg:width="6.66667in" svg:height="3.75in" presentation:class="page" draw:id="id234" presentation:style-name="a1780" draw:name="Shape 88">
            <svg:title/>
            <svg:desc/>
          </draw:page-thumbnail>
          <draw:frame draw:id="id235" presentation:style-name="a1781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1783" draw:master-page-name="Master2-Layout3-tx-Title-+-1-column" presentation:presentation-page-layout-name="Master2-PPL3" draw:id="Slide-294">
        <draw:frame draw:id="id236" presentation:style-name="a1789" draw:name="Shape 104" svg:x="2.46223in" svg:y="0.92in" svg:width="9.85853in" svg:height="1.10602in" presentation:class="title" presentation:placeholder="false">
          <draw:text-box>
            <text:p text:style-name="a1788" text:class-names="" text:cond-style-name=""><text:span text:style-name="a1784" text:class-names="">Autres</text:span><text:span text:style-name="a1785" text:class-names=""><text:s text:c="1"/></text:span><text:span text:style-name="a1786" text:class-names="">fonctionnalités</text:span><text:span text:style-name="a1787" text:class-names=""/></text:p>
          </draw:text-box>
          <svg:title/>
          <svg:desc/>
        </draw:frame>
        <draw:frame draw:id="id237" draw:style-name="a1790" draw:name="Picture 2" svg:x="0.93767in" svg:y="0.79098in" svg:width="1.14151in" svg:height="1.14151in" style:rel-width="scale" style:rel-height="scale">
          <draw:image xlink:href="media/image2.gif" xlink:type="simple" xlink:show="embed" xlink:actuate="onLoad"/>
          <svg:title/>
          <svg:desc>Résultat de recherche d'images pour "jquery"</svg:desc>
        </draw:frame>
        <draw:frame draw:id="id238" draw:style-name="a1791" draw:name="Image 11" svg:x="10.54945in" svg:y="0.79098in" svg:width="2.26425in" svg:height="0.69103in" style:rel-width="scale" style:rel-height="scale">
          <draw:image xlink:href="media/image1.png" xlink:type="simple" xlink:show="embed" xlink:actuate="onLoad"/>
          <svg:title/>
          <svg:desc/>
        </draw:frame>
        <draw:frame draw:id="id239" draw:style-name="a1814" draw:name="ZoneTexte 12" svg:x="1.13187in" svg:y="2.26374in" svg:width="11.27473in" svg:height="3.39954in">
          <draw:text-box>
            <text:list text:style-name="a1794">
              <text:list-item>
                <text:p text:style-name="a1793" text:class-names="" text:cond-style-name=""><text:span text:style-name="a1792" text:class-names="">Gestion d’évènements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Mise en œuvre Ajax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Plugins JQuery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0" text:class-names="">JQuery UI</text:span><text:span text:style-name="a1811" text:class-names=""/></text:p>
              </text:list-item>
            </text:list>
          </draw:text-box>
          <svg:title/>
          <svg:desc/>
        </draw:frame>
        <presentation:notes draw:style-name="a1817">
          <draw:page-thumbnail draw:page-number="17" svg:x="0.41667in" svg:y="0.75in" svg:width="6.66667in" svg:height="3.75in" presentation:class="page" draw:id="id240" presentation:style-name="a1815" draw:name="Shape 101">
            <svg:title/>
            <svg:desc/>
          </draw:page-thumbnail>
          <draw:frame draw:id="id241" presentation:style-name="a181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">
      <presentation:placeholder presentation:object="title" svg:x="1.5292in" svg:y="4.45994in" svg:width="7.16535in" svg:height="1.69116in"/>
    </style:presentation-page-layout>
    <style:presentation-page-layout style:name="Master2-PPL1" style:display-name="Title">
      <presentation:placeholder presentation:object="title" svg:x="1.5292in" svg:y="4.45994in" svg:width="7.16535in" svg:height="1.69116in"/>
    </style:presentation-page-layout>
    <style:presentation-page-layout style:name="Master2-PPL2" style:display-name="Quote">
      <presentation:placeholder presentation:object="outline" svg:x="2.63127in" svg:y="1.24639in" svg:width="7.51269in" svg:height="5.11111in"/>
      <presentation:placeholder presentation:object="page-number" svg:x="11.89778in" svg:y="6.40606in" svg:width="0.80009in" svg:height="0.57393in"/>
    </style:presentation-page-layout>
    <style:presentation-page-layout style:name="Master2-PPL3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presentation-page-layout style:name="Master2-PPL4" style:display-name="Title + 2 columns">
      <presentation:placeholder presentation:object="title" svg:x="1.26735in" svg:y="1.23593in" svg:width="7.4252in" svg:height="1.98338in"/>
      <presentation:placeholder presentation:object="outline" svg:x="1.26735in" svg:y="3.37259in" svg:width="5.24147in" svg:height="3.11067in"/>
      <presentation:placeholder presentation:object="outline" svg:x="6.82448in" svg:y="3.37259in" svg:width="5.24147in" svg:height="3.11067in"/>
      <presentation:placeholder presentation:object="page-number" svg:x="11.89778in" svg:y="6.40606in" svg:width="0.80009in" svg:height="0.57393in"/>
    </style:presentation-page-layout>
    <style:presentation-page-layout style:name="Master2-PPL5" style:display-name="Title only">
      <presentation:placeholder presentation:object="title" svg:x="1.26735in" svg:y="1.23593in" svg:width="7.4252in" svg:height="1.98338in"/>
      <presentation:placeholder presentation:object="page-number" svg:x="11.89778in" svg:y="6.40606in" svg:width="0.80009in" svg:height="0.57393in"/>
    </style:presentation-page-layout>
    <style:presentation-page-layout style:name="Master2-PPL6" style:display-name="Caption">
      <presentation:placeholder presentation:object="outline" svg:x="1.22547in" svg:y="5.75838in" svg:width="10.88233in" svg:height="0.75766in"/>
      <presentation:placeholder presentation:object="page-number" svg:x="11.89778in" svg:y="6.40606in" svg:width="0.80009in" svg:height="0.57393in"/>
    </style:presentation-page-layout>
    <style:presentation-page-layout style:name="Master2-PPL7" style:display-name="Blank reverse">
      <presentation:placeholder presentation:object="page-number" svg:x="11.89778in" svg:y="6.40606in" svg:width="0.80009in" svg:height="0.57393in"/>
    </style:presentation-page-layout>
    <style:presentation-page-layout style:name="Master2-PPL8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3-PPL1" style:display-name="Title">
      <presentation:placeholder presentation:object="title" svg:x="1.5292in" svg:y="4.45994in" svg:width="7.16535in" svg:height="1.69116in"/>
    </style:presentation-page-layout>
    <style:presentation-page-layout style:name="Master3-PPL2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3-PPL3" style:display-name="Quote">
      <presentation:placeholder presentation:object="outline" svg:x="2.63127in" svg:y="1.24639in" svg:width="7.51269in" svg:height="5.11111in"/>
      <presentation:placeholder presentation:object="page-number" svg:x="11.89778in" svg:y="6.40606in" svg:width="0.80009in" svg:height="0.57393in"/>
    </style:presentation-page-layout>
    <style:presentation-page-layout style:name="Master3-PPL4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presentation-page-layout style:name="Master3-PPL5" style:display-name="Title + 2 columns">
      <presentation:placeholder presentation:object="title" svg:x="1.26735in" svg:y="1.23593in" svg:width="7.4252in" svg:height="1.98338in"/>
      <presentation:placeholder presentation:object="outline" svg:x="1.26735in" svg:y="3.37259in" svg:width="5.24147in" svg:height="3.11067in"/>
      <presentation:placeholder presentation:object="outline" svg:x="6.82448in" svg:y="3.37259in" svg:width="5.24147in" svg:height="3.11067in"/>
      <presentation:placeholder presentation:object="page-number" svg:x="11.89778in" svg:y="6.40606in" svg:width="0.80009in" svg:height="0.57393in"/>
    </style:presentation-page-layout>
    <style:presentation-page-layout style:name="Master3-PPL6" style:display-name="Title + 3 columns">
      <presentation:placeholder presentation:object="title" svg:x="1.26735in" svg:y="1.23593in" svg:width="7.4252in" svg:height="1.98338in"/>
      <presentation:placeholder presentation:object="outline" svg:x="1.26735in" svg:y="3.37259in" svg:width="3.45057in" svg:height="2.97463in"/>
      <presentation:placeholder presentation:object="outline" svg:x="4.89463in" svg:y="3.37259in" svg:width="3.45057in" svg:height="2.97463in"/>
      <presentation:placeholder presentation:object="outline" svg:x="8.52191in" svg:y="3.37259in" svg:width="3.45057in" svg:height="2.97463in"/>
      <presentation:placeholder presentation:object="page-number" svg:x="11.89778in" svg:y="6.40606in" svg:width="0.80009in" svg:height="0.57393in"/>
    </style:presentation-page-layout>
    <style:presentation-page-layout style:name="Master3-PPL7" style:display-name="Title only">
      <presentation:placeholder presentation:object="title" svg:x="1.26735in" svg:y="1.23593in" svg:width="7.4252in" svg:height="1.98338in"/>
      <presentation:placeholder presentation:object="page-number" svg:x="11.89778in" svg:y="6.40606in" svg:width="0.80009in" svg:height="0.57393in"/>
    </style:presentation-page-layout>
    <style:presentation-page-layout style:name="Master3-PPL8" style:display-name="Caption">
      <presentation:placeholder presentation:object="outline" svg:x="1.22547in" svg:y="5.75838in" svg:width="10.88233in" svg:height="0.75766in"/>
      <presentation:placeholder presentation:object="page-number" svg:x="11.89778in" svg:y="6.40606in" svg:width="0.80009in" svg:height="0.57393in"/>
    </style:presentation-page-layout>
    <style:presentation-page-layout style:name="Master3-PPL9" style:display-name="Blank">
      <presentation:placeholder presentation:object="page-number" svg:x="11.89778in" svg:y="6.40606in" svg:width="0.80009in" svg:height="0.57393in"/>
    </style:presentation-page-layout>
    <style:presentation-page-layout style:name="Master3-PPL10" style:display-name="Blank reverse">
      <presentation:placeholder presentation:object="page-number" svg:x="11.89778in" svg:y="6.40606in" svg:width="0.80009in" svg:height="0.573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59264in" style:font-size-asian="0.59264in" style:font-size-complex="0.5926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draw:fill="none" draw:stroke="solid" svg:stroke-width="0.01389in" svg:stroke-color="#000000" svg:stroke-opacity="100%"/>
    </style:style>
    <style:style style:family="graphic" style:name="a14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draw:fill="none" draw:stroke="solid" svg:stroke-width="0.01389in" svg:stroke-color="#000000" svg:stroke-opacity="100%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draw:fill="none" draw:stroke="solid" svg:stroke-width="0.01389in" svg:stroke-color="#000000" svg:stroke-opacity="100%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1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6">
      <style:graphic-properties draw:fill="none" draw:stroke="solid" svg:stroke-width="0.01389in" svg:stroke-color="#000000" svg:strok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draw:fill="none" draw:stroke="solid" svg:stroke-width="0.01389in" svg:stroke-color="#000000" svg:stroke-opacity="100%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draw:fill="none" draw:stroke="solid" svg:stroke-width="0.01389in" svg:stroke-color="#000000" svg:stroke-opacity="100%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draw:fill="none" draw:stroke="solid" svg:stroke-width="0.01389in" svg:stroke-color="#000000" svg:stroke-opacity="10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aragraph" style:name="a1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59264in" style:font-size-asian="0.59264in" style:font-size-complex="0.5926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Light" style:font-family-asian="Work Sans Light" style:font-family-complex="Work Sans Light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389in" svg:stroke-color="#000000" svg:stroke-opacity="100%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resentation" style:name="a1535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ork Sans" style:font-family-complex="Work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draw:fill="none" draw:stroke="solid" svg:stroke-width="0.01389in" svg:stroke-color="#000000" svg:stroke-opacity="100%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3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738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▪">
        <style:list-level-properties text:space-before="0in"/>
        <style:text-properties fo:color="#000000" fo:font-family="Work Sans Light" fo:font-size="100%"/>
      </text:list-level-style-bullet>
      <text:list-level-style-bullet text:level="2" text:bullet-char="▪">
        <style:list-level-properties text:space-before="0.75in"/>
        <style:text-properties fo:color="#000000" fo:font-family="Work Sans Light" fo:font-size="100%"/>
      </text:list-level-style-bullet>
      <text:list-level-style-bullet text:level="3" text:bullet-char="▪">
        <style:list-level-properties text:space-before="1.25in"/>
        <style:text-properties fo:color="#000000" fo:font-family="Work Sans Light" fo:font-size="100%"/>
      </text:list-level-style-bullet>
      <text:list-level-style-bullet text:level="4" text:bullet-char="▪">
        <style:list-level-properties text:space-before="1.75in"/>
        <style:text-properties fo:color="#000000" fo:font-family="Work Sans Light" fo:font-size="100%"/>
      </text:list-level-style-bullet>
      <text:list-level-style-bullet text:level="5" text:bullet-char="▪">
        <style:list-level-properties text:space-before="2.25in"/>
        <style:text-properties fo:color="#000000" fo:font-family="Work Sans Light" fo:font-size="100%"/>
      </text:list-level-style-bullet>
      <text:list-level-style-bullet text:level="6" text:bullet-char="▪">
        <style:list-level-properties text:space-before="2.75in"/>
        <style:text-properties fo:color="#000000" fo:font-family="Work Sans Light" fo:font-size="100%"/>
      </text:list-level-style-bullet>
      <text:list-level-style-bullet text:level="7" text:bullet-char="▪">
        <style:list-level-properties text:space-before="3.25in"/>
        <style:text-properties fo:color="#000000" fo:font-family="Work Sans Light" fo:font-size="100%"/>
      </text:list-level-style-bullet>
      <text:list-level-style-bullet text:level="8" text:bullet-char="▪">
        <style:list-level-properties text:space-before="3.75in"/>
        <style:text-properties fo:color="#000000" fo:font-family="Work Sans Light" fo:font-size="100%"/>
      </text:list-level-style-bullet>
      <text:list-level-style-bullet text:level="9" text:bullet-char="▪">
        <style:list-level-properties text:space-before="4.25in"/>
        <style:text-properties fo:color="#000000" fo:font-family="Work Sans Light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8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/08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8/08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8/08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8/08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8/08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8/08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8/08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8/08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8/08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8/08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8/08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Title" style:page-layout-name="pageLayout1" draw:style-name="a695">
      <draw:custom-shape svg:x="0.28959in" svg:y="0.28959in" svg:width="12.75416in" svg:height="6.94182in" draw:id="id69" draw:style-name="a698" draw:name="Shape 10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0" presentation:style-name="a701" draw:name="Shape 11" svg:x="1.5292in" svg:y="4.45994in" svg:width="7.16535in" svg:height="1.69116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Modifiez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Jacquenetta-template" style:page-layout-name="pageLayout1" draw:style-name="a732">
      <draw:frame draw:id="id71" presentation:style-name="a735" draw:name="Shape 6" svg:x="1.26735in" svg:y="1.23593in" svg:width="7.4252in" svg:height="1.98338in" presentation:class="titl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2" presentation:style-name="a751" draw:name="Shape 7" svg:x="1.26735in" svg:y="3.37259in" svg:width="10.79878in" svg:height="2.92213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Modifiez les styles du texte du masque</text:span></text:p>
            </text:list-item>
          </text:list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Deuxième niveau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54" draw:name="Shape 8" svg:x="11.89778in" svg:y="6.40606in" svg:width="0.80009in" svg:height="0.57393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5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2" draw:name="Espace réservé de l'image des diapositives 3">
          <svg:title/>
          <svg:desc/>
        </draw:page-thumbnail>
        <draw:frame draw:id="id8" presentation:style-name="a777" draw:name="Espace réservé des commentair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Modifiez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" style:page-layout-name="pageLayout1" draw:style-name="a785">
      <draw:custom-shape svg:x="0.28959in" svg:y="0.28959in" svg:width="12.75416in" svg:height="6.94182in" draw:id="id74" draw:style-name="a788" draw:name="Shape 10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5" presentation:style-name="a791" draw:name="Shape 11" svg:x="1.5292in" svg:y="4.45994in" svg:width="7.16535in" svg:height="1.69116in" presentation:class="titl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presentation:notes style:page-layout-name="pageLayout2" draw:style-name="a821">
        <draw:frame draw:id="id5" presentation:style-name="a794" draw:name="Espace réservé de l'en-tête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'image des diapositives 3">
          <svg:title/>
          <svg:desc/>
        </draw:page-thumbnail>
        <draw:frame draw:id="id8" presentation:style-name="a814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list text:style-name="a813">
                              <text:list-item>
                                <text:p text:style-name="a812" text:class-names="" text:cond-style-name=""><text:span text:style-name="a8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7" draw:name="Espace réservé du pied de page 5" svg:x="0in" svg:y="9.49826in" svg:width="3.25in" svg:height="0.50174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Espace réservé du numéro de diapositive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Quote" style:page-layout-name="pageLayout1" draw:style-name="a822">
      <draw:custom-shape svg:x="0.28959in" svg:y="0.28959in" svg:width="12.75416in" svg:height="6.94182in" draw:id="id76" draw:style-name="a825" draw:name="Shape 17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7" presentation:style-name="a829" draw:name="Shape 18" svg:x="2.63127in" svg:y="1.24639in" svg:width="7.51269in" svg:height="5.11111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/></text:p>
            </text:list-item>
          </text:list>
        </draw:text-box>
        <svg:title/>
        <svg:desc/>
      </draw:frame>
      <draw:custom-shape svg:x="0.90077in" svg:y="0.87981in" svg:width="1.38233in" svg:height="1.38233in" draw:id="id78" draw:style-name="a832" draw:name="Shape 19">
        <svg:title/>
        <svg:desc/>
        <text:p text:style-name="a831" text:class-names="" text:cond-style-name=""><text:span text:style-name="a8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7993in" svg:y="1.24639in" svg:width="0.82401in" svg:height="0.64917in" draw:id="id79" draw:style-name="a835" draw:name="Shape 20">
        <svg:title/>
        <svg:desc/>
        <text:p text:style-name="a834" text:class-names="" text:cond-style-name=""><text:span text:style-name="a833" text:class-names="">“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838" draw:name="Shape 21" svg:x="11.89778in" svg:y="6.40606in" svg:width="0.80009in" svg:height="0.57393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frame draw:id="id5" presentation:style-name="a841" draw:name="Espace réservé de l'en-tête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5" draw:name="Espace réservé de la date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2" text:class-names=""><text:date text:fixed="false" style:data-style-name="a84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Espace réservé de l'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Modifiez les styles du texte du masque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Deuxième niveau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7" draw:name="Espace réservé du numéro de diapositive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tx-Title-+-1-column" style:page-layout-name="pageLayout1" draw:style-name="a869">
      <draw:custom-shape svg:x="0.28959in" svg:y="0.28959in" svg:width="12.75416in" svg:height="6.94182in" draw:id="id81" draw:style-name="a872" draw:name="Shape 23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82" presentation:style-name="a875" draw:name="Shape 24" svg:x="1.26735in" svg:y="1.23593in" svg:width="7.4252in" svg:height="1.98338in" presentation:class="titl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83" presentation:style-name="a879" draw:name="Shape 25" svg:x="1.26735in" svg:y="3.37259in" svg:width="10.79878in" svg:height="2.92213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/></text:p>
            </text:list-item>
          </text:list>
        </draw:text-box>
        <svg:title/>
        <svg:desc/>
      </draw:frame>
      <draw:frame draw:id="id84" presentation:style-name="a882" draw:name="Shape 26" svg:x="11.89778in" svg:y="6.40606in" svg:width="0.80009in" svg:height="0.57393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912">
        <draw:frame draw:id="id5" presentation:style-name="a885" draw:name="Espace réservé de l'en-tête 1" svg:x="0in" svg:y="0in" svg:width="3.25in" svg:height="0.50174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6" presentation:style-name="a889" draw:name="Espace réservé de la date 2" svg:x="4.24826in" svg:y="0in" svg:width="3.25in" svg:height="0.50174in" presentation:class="date-time" presentation:placeholder="false">
          <draw:text-box>
            <text:p text:style-name="a888" text:class-names="" text:cond-style-name=""><text:span text:style-name="a886" text:class-names=""><text:date text:fixed="false" style:data-style-name="a887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0" draw:name="Espace réservé de l'image des diapositives 3">
          <svg:title/>
          <svg:desc/>
        </draw:page-thumbnail>
        <draw:frame draw:id="id8" presentation:style-name="a905" draw:name="Espace réservé des commentaires 4" svg:x="0.75in" svg:y="4.8125in" svg:width="6in" svg:height="3.9375in" presentation:class="notes" presentation:placeholder="false">
          <draw:text-box>
            <text:p text:style-name="a892" text:class-names="" text:cond-style-name=""><text:span text:style-name="a891" text:class-names="">Modifiez les styles du texte du masque</text:span></text:p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Deuxième niveau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><text:span text:style-name="a8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p text:style-name="a900" text:class-names="" text:cond-style-name=""><text:span text:style-name="a8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list text:style-name="a904">
                          <text:list-item>
                            <text:list text:style-name="a904">
                              <text:list-item>
                                <text:p text:style-name="a903" text:class-names="" text:cond-style-name=""><text:span text:style-name="a9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8" draw:name="Espace réservé du pied de page 5" svg:x="0in" svg:y="9.49826in" svg:width="3.25in" svg:height="0.50174in" presentation:class="foot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0" presentation:style-name="a911" draw:name="Espace réservé du numéro de diapositive 6" svg:x="4.24826in" svg:y="9.49826in" svg:width="3.25in" svg:height="0.50174in" presentation:class="page-number" presentation:placeholder="false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ColTx-Title-+-2-columns" style:page-layout-name="pageLayout1" draw:style-name="a913">
      <draw:custom-shape svg:x="0.28959in" svg:y="0.28959in" svg:width="12.75416in" svg:height="6.94182in" draw:id="id85" draw:style-name="a916" draw:name="Shape 28">
        <svg:title/>
        <svg:desc/>
        <text:p text:style-name="a915" text:class-names="" text:cond-style-name=""><text:span text:style-name="a9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86" presentation:style-name="a919" draw:name="Shape 29" svg:x="1.26735in" svg:y="1.23593in" svg:width="7.4252in" svg:height="1.98338in" presentation:class="title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87" presentation:style-name="a923" draw:name="Shape 30" svg:x="1.26735in" svg:y="3.37259in" svg:width="5.24147in" svg:height="3.11067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/></text:p>
            </text:list-item>
          </text:list>
        </draw:text-box>
        <svg:title/>
        <svg:desc/>
      </draw:frame>
      <draw:frame draw:id="id88" presentation:style-name="a927" draw:name="Shape 31" svg:x="6.82448in" svg:y="3.37259in" svg:width="5.24147in" svg:height="3.11067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/></text:p>
            </text:list-item>
          </text:list>
        </draw:text-box>
        <svg:title/>
        <svg:desc/>
      </draw:frame>
      <draw:frame draw:id="id89" presentation:style-name="a930" draw:name="Shape 32" svg:x="11.89778in" svg:y="6.40606in" svg:width="0.80009in" svg:height="0.57393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frame draw:id="id5" presentation:style-name="a933" draw:name="Espace réservé de l'en-tête 1" svg:x="0in" svg:y="0in" svg:width="3.25in" svg:height="0.50174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6" presentation:style-name="a937" draw:name="Espace réservé de la date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8" draw:name="Espace réservé de l'image des diapositives 3">
          <svg:title/>
          <svg:desc/>
        </draw:page-thumbnail>
        <draw:frame draw:id="id8" presentation:style-name="a953" draw:name="Espace réservé des commentaires 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Modifiez les styles du texte du masque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Deuxième niveau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list text:style-name="a952">
                              <text:list-item>
                                <text:p text:style-name="a951" text:class-names="" text:cond-style-name=""><text:span text:style-name="a9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6" draw:name="Espace réservé du pied de page 5" svg:x="0in" svg:y="9.49826in" svg:width="3.25in" svg:height="0.50174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0" presentation:style-name="a959" draw:name="Espace réservé du numéro de diapositive 6" svg:x="4.24826in" svg:y="9.49826in" svg:width="3.25in" svg:height="0.50174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961">
      <draw:custom-shape svg:x="0.28959in" svg:y="0.28959in" svg:width="12.75416in" svg:height="6.94182in" draw:id="id90" draw:style-name="a964" draw:name="Shape 41">
        <svg:title/>
        <svg:desc/>
        <text:p text:style-name="a963" text:class-names="" text:cond-style-name=""><text:span text:style-name="a96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91" presentation:style-name="a967" draw:name="Shape 42" svg:x="1.26735in" svg:y="1.23593in" svg:width="7.4252in" svg:height="1.98338in" presentation:class="title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92" presentation:style-name="a970" draw:name="Shape 43" svg:x="11.89778in" svg:y="6.40606in" svg:width="0.80009in" svg:height="0.57393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presentation:notes style:page-layout-name="pageLayout2" draw:style-name="a1000">
        <draw:frame draw:id="id5" presentation:style-name="a973" draw:name="Espace réservé de l'en-tête 1" svg:x="0in" svg:y="0in" svg:width="3.25in" svg:height="0.50174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6" presentation:style-name="a977" draw:name="Espace réservé de la date 2" svg:x="4.24826in" svg:y="0in" svg:width="3.25in" svg:height="0.50174in" presentation:class="date-time" presentation:placeholder="false">
          <draw:text-box>
            <text:p text:style-name="a976" text:class-names="" text:cond-style-name=""><text:span text:style-name="a974" text:class-names=""><text:date text:fixed="false" style:data-style-name="a975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78" draw:name="Espace réservé de l'image des diapositives 3">
          <svg:title/>
          <svg:desc/>
        </draw:page-thumbnail>
        <draw:frame draw:id="id8" presentation:style-name="a993" draw:name="Espace réservé des commentaires 4" svg:x="0.75in" svg:y="4.8125in" svg:width="6in" svg:height="3.9375in" presentation:class="notes" presentation:placeholder="false">
          <draw:text-box>
            <text:p text:style-name="a980" text:class-names="" text:cond-style-name=""><text:span text:style-name="a979" text:class-names="">Modifiez les styles du texte du masque</text:span></text:p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Deuxième niveau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p text:style-name="a988" text:class-names="" text:cond-style-name=""><text:span text:style-name="a9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list text:style-name="a992">
                              <text:list-item>
                                <text:p text:style-name="a991" text:class-names="" text:cond-style-name=""><text:span text:style-name="a9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6" draw:name="Espace réservé du pied de page 5" svg:x="0in" svg:y="9.49826in" svg:width="3.25in" svg:height="0.50174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0" presentation:style-name="a999" draw:name="Espace réservé du numéro de diapositive 6" svg:x="4.24826in" svg:y="9.49826in" svg:width="3.25in" svg:height="0.50174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cust-Caption" style:page-layout-name="pageLayout1" draw:style-name="a1001">
      <draw:custom-shape svg:x="0.28959in" svg:y="0.28959in" svg:width="12.75416in" svg:height="6.94182in" draw:id="id93" draw:style-name="a1004" draw:name="Shape 45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94" presentation:style-name="a1008" draw:name="Shape 46" svg:x="1.22547in" svg:y="5.75838in" svg:width="10.88233in" svg:height="0.75766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/></text:p>
            </text:list-item>
          </text:list>
        </draw:text-box>
        <svg:title/>
        <svg:desc/>
      </draw:frame>
      <draw:frame draw:id="id95" presentation:style-name="a1011" draw:name="Shape 47" svg:x="11.89778in" svg:y="6.40606in" svg:width="0.80009in" svg:height="0.57393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/></text:span></text:p>
        </draw:text-box>
        <svg:title/>
        <svg:desc/>
      </draw:frame>
      <presentation:notes style:page-layout-name="pageLayout2" draw:style-name="a1041">
        <draw:frame draw:id="id5" presentation:style-name="a1014" draw:name="Espace réservé de l'en-tête 1" svg:x="0in" svg:y="0in" svg:width="3.25in" svg:height="0.50174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6" presentation:style-name="a1018" draw:name="Espace réservé de la date 2" svg:x="4.24826in" svg:y="0in" svg:width="3.25in" svg:height="0.50174in" presentation:class="date-time" presentation:placeholder="false">
          <draw:text-box>
            <text:p text:style-name="a1017" text:class-names="" text:cond-style-name=""><text:span text:style-name="a1015" text:class-names=""><text:date text:fixed="false" style:data-style-name="a1016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9" draw:name="Espace réservé de l'image des diapositives 3">
          <svg:title/>
          <svg:desc/>
        </draw:page-thumbnail>
        <draw:frame draw:id="id8" presentation:style-name="a1034" draw:name="Espace réservé des commentaires 4" svg:x="0.75in" svg:y="4.8125in" svg:width="6in" svg:height="3.9375in" presentation:class="notes" presentation:placeholder="false">
          <draw:text-box>
            <text:p text:style-name="a1021" text:class-names="" text:cond-style-name=""><text:span text:style-name="a1020" text:class-names="">Modifiez les styles du texte du masque</text:span></text:p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Deuxième niveau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p text:style-name="a1029" text:class-names="" text:cond-style-name=""><text:span text:style-name="a10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7" draw:name="Espace réservé du pied de page 5" svg:x="0in" svg:y="9.49826in" svg:width="3.25in" svg:height="0.50174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0" presentation:style-name="a1040" draw:name="Espace réservé du numéro de diapositive 6" svg:x="4.24826in" svg:y="9.49826in" svg:width="3.25in" svg:height="0.50174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cust-Blank-reverse" style:page-layout-name="pageLayout1" draw:style-name="a1042">
      <draw:custom-shape svg:x="0.28959in" svg:y="0.28959in" svg:width="12.75416in" svg:height="6.94182in" draw:id="id96" draw:style-name="a1045" draw:name="Shape 52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97" presentation:style-name="a1048" draw:name="Shape 53" svg:x="11.89778in" svg:y="6.40606in" svg:width="0.80009in" svg:height="0.57393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frame draw:id="id5" presentation:style-name="a1051" draw:name="Espace réservé de l'en-tête 1" svg:x="0in" svg:y="0in" svg:width="3.25in" svg:height="0.50174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6" presentation:style-name="a1055" draw:name="Espace réservé de la date 2" svg:x="4.24826in" svg:y="0in" svg:width="3.25in" svg:height="0.50174in" presentation:class="date-time" presentation:placeholder="false">
          <draw:text-box>
            <text:p text:style-name="a1054" text:class-names="" text:cond-style-name=""><text:span text:style-name="a1052" text:class-names=""><text:date text:fixed="false" style:data-style-name="a105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56" draw:name="Espace réservé de l'image des diapositives 3">
          <svg:title/>
          <svg:desc/>
        </draw:page-thumbnail>
        <draw:frame draw:id="id8" presentation:style-name="a1071" draw:name="Espace réservé des commentaires 4" svg:x="0.75in" svg:y="4.8125in" svg:width="6in" svg:height="3.9375in" presentation:class="notes" presentation:placeholder="false">
          <draw:text-box>
            <text:p text:style-name="a1058" text:class-names="" text:cond-style-name=""><text:span text:style-name="a1057" text:class-names="">Modifiez les styles du texte du masque</text:span></text:p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Deuxième niveau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list text:style-name="a1070">
                              <text:list-item>
                                <text:p text:style-name="a1069" text:class-names="" text:cond-style-name=""><text:span text:style-name="a10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4" draw:name="Espace réservé du pied de page 5" svg:x="0in" svg:y="9.49826in" svg:width="3.25in" svg:height="0.50174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Espace réservé du numéro de diapositive 6" svg:x="4.24826in" svg:y="9.49826in" svg:width="3.25in" svg:height="0.50174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cust-Subtitle" style:page-layout-name="pageLayout1" draw:style-name="a1079">
      <draw:custom-shape svg:x="0.28959in" svg:y="0.28959in" svg:width="12.75416in" svg:height="6.94182in" draw:id="id98" draw:style-name="a1082" draw:name="Shape 13">
        <svg:title/>
        <svg:desc/>
        <text:p text:style-name="a1081" text:class-names="" text:cond-style-name=""><text:span text:style-name="a10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99" presentation:style-name="a1085" draw:name="Shape 14" svg:x="1.47682in" svg:y="3.6421in" svg:width="7.21785in" svg:height="1.69116in" presentation:class="title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00" presentation:style-name="a1088" draw:name="Shape 15" svg:x="1.47682in" svg:y="5.36345in" svg:width="7.21785in" svg:height="1.14436in" presentation:class="subtitle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presentation:notes style:page-layout-name="pageLayout2" draw:style-name="a1118">
        <draw:frame draw:id="id5" presentation:style-name="a1091" draw:name="Espace réservé de l'en-tête 1" svg:x="0in" svg:y="0in" svg:width="3.25in" svg:height="0.50174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6" presentation:style-name="a1095" draw:name="Espace réservé de la date 2" svg:x="4.24826in" svg:y="0in" svg:width="3.25in" svg:height="0.50174in" presentation:class="date-time" presentation:placeholder="false">
          <draw:text-box>
            <text:p text:style-name="a1094" text:class-names="" text:cond-style-name=""><text:span text:style-name="a1092" text:class-names=""><text:date text:fixed="false" style:data-style-name="a109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96" draw:name="Espace réservé de l'image des diapositives 3">
          <svg:title/>
          <svg:desc/>
        </draw:page-thumbnail>
        <draw:frame draw:id="id8" presentation:style-name="a1111" draw:name="Espace réservé des commentaires 4" svg:x="0.75in" svg:y="4.8125in" svg:width="6in" svg:height="3.9375in" presentation:class="notes" presentation:placeholder="false">
          <draw:text-box>
            <text:p text:style-name="a1098" text:class-names="" text:cond-style-name=""><text:span text:style-name="a1097" text:class-names="">Modifiez les styles du texte du masque</text:span></text:p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Deuxième niveau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p text:style-name="a1103" text:class-names="" text:cond-style-name=""><text:span text:style-name="a1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p text:style-name="a1106" text:class-names="" text:cond-style-name=""><text:span text:style-name="a1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list text:style-name="a1110">
                          <text:list-item>
                            <text:list text:style-name="a1110">
                              <text:list-item>
                                <text:p text:style-name="a1109" text:class-names="" text:cond-style-name=""><text:span text:style-name="a11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4" draw:name="Espace réservé du pied de page 5" svg:x="0in" svg:y="9.49826in" svg:width="3.25in" svg:height="0.50174in" presentation:class="foot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0" presentation:style-name="a1117" draw:name="Espace réservé du numéro de diapositive 6" svg:x="4.24826in" svg:y="9.49826in" svg:width="3.25in" svg:height="0.50174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1_Jacquenetta-template" style:page-layout-name="pageLayout1" draw:style-name="a1119">
      <draw:frame draw:id="id101" presentation:style-name="a1122" draw:name="Shape 6" svg:x="1.26735in" svg:y="1.23593in" svg:width="7.4252in" svg:height="1.98338in" presentation:class="titl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02" presentation:style-name="a1138" draw:name="Shape 7" svg:x="1.26735in" svg:y="3.37259in" svg:width="10.79878in" svg:height="2.92213in" presentation:class="outline" presentation:placeholder="false">
        <draw:text-box>
          <text:list text:style-name="a1125">
            <text:list-item>
              <text:p text:style-name="a1124" text:class-names="" text:cond-style-name=""><text:span text:style-name="a1123" text:class-names="">Modifiez les styles du texte du masque</text:span></text:p>
            </text:list-item>
          </text:list>
          <text:list text:style-name="a1128">
            <text:list-item>
              <text:list text:style-name="a1128">
                <text:list-item>
                  <text:p text:style-name="a1127" text:class-names="" text:cond-style-name=""><text:span text:style-name="a1126" text:class-names="">Deuxième niveau</text:span></text:p>
                </text:list-item>
              </text:list>
            </text:list-item>
          </text:list>
          <text:list text:style-name="a1131">
            <text:list-item>
              <text:list text:style-name="a1131">
                <text:list-item>
                  <text:list text:style-name="a1131">
                    <text:list-item>
                      <text:p text:style-name="a1130" text:class-names="" text:cond-style-name=""><text:span text:style-name="a1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list text:style-name="a1134">
                        <text:list-item>
                          <text:p text:style-name="a1133" text:class-names="" text:cond-style-name=""><text:span text:style-name="a1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list text:style-name="a1137">
                            <text:list-item>
                              <text:p text:style-name="a1136" text:class-names="" text:cond-style-name=""><text:span text:style-name="a1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1141" draw:name="Shape 8" svg:x="11.89778in" svg:y="6.40606in" svg:width="0.80009in" svg:height="0.57393in" presentation:class="page-number" presentation:placeholder="false">
        <draw:text-box>
          <text:p text:style-name="a1140" text:class-names="" text:cond-style-name=""><text:span text:style-name="a1139" text:class-names=""><text:page-number style:num-format="1" text:fixed="false"/></text:span></text:p>
        </draw:text-box>
        <svg:title/>
        <svg:desc/>
      </draw:frame>
      <presentation:notes style:page-layout-name="pageLayout2" draw:style-name="a1171">
        <draw:frame draw:id="id5" presentation:style-name="a1144" draw:name="Espace réservé de l'en-tête 1" svg:x="0in" svg:y="0in" svg:width="3.25in" svg:height="0.50174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6" presentation:style-name="a1148" draw:name="Espace réservé de la date 2" svg:x="4.24826in" svg:y="0in" svg:width="3.25in" svg:height="0.50174in" presentation:class="date-time" presentation:placeholder="false">
          <draw:text-box>
            <text:p text:style-name="a1147" text:class-names="" text:cond-style-name=""><text:span text:style-name="a1145" text:class-names=""><text:date text:fixed="false" style:data-style-name="a1146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49" draw:name="Espace réservé de l'image des diapositives 3">
          <svg:title/>
          <svg:desc/>
        </draw:page-thumbnail>
        <draw:frame draw:id="id8" presentation:style-name="a1164" draw:name="Espace réservé des commentaires 4" svg:x="0.75in" svg:y="4.8125in" svg:width="6in" svg:height="3.9375in" presentation:class="notes" presentation:placeholder="false">
          <draw:text-box>
            <text:p text:style-name="a1151" text:class-names="" text:cond-style-name=""><text:span text:style-name="a1150" text:class-names="">Modifiez les styles du texte du masque</text:span></text:p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Deuxième niveau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list text:style-name="a1157">
                      <text:list-item>
                        <text:p text:style-name="a1156" text:class-names="" text:cond-style-name=""><text:span text:style-name="a11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list text:style-name="a1160">
                          <text:list-item>
                            <text:p text:style-name="a1159" text:class-names="" text:cond-style-name=""><text:span text:style-name="a11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list text:style-name="a1163">
                              <text:list-item>
                                <text:p text:style-name="a1162" text:class-names="" text:cond-style-name=""><text:span text:style-name="a11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7" draw:name="Espace réservé du pied de page 5" svg:x="0in" svg:y="9.49826in" svg:width="3.25in" svg:height="0.50174in" presentation:class="foot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0" presentation:style-name="a1170" draw:name="Espace réservé du numéro de diapositive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" style:page-layout-name="pageLayout1" draw:style-name="a1172">
      <draw:custom-shape svg:x="0.28959in" svg:y="0.28959in" svg:width="12.75416in" svg:height="6.94182in" draw:id="id104" draw:style-name="a1175" draw:name="Shape 10">
        <svg:title/>
        <svg:desc/>
        <text:p text:style-name="a1174" text:class-names="" text:cond-style-name=""><text:span text:style-name="a11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05" presentation:style-name="a1178" draw:name="Shape 11" svg:x="1.5292in" svg:y="4.45994in" svg:width="7.16535in" svg:height="1.69116in" presentation:class="title" presentation:placeholder="false">
        <draw:text-box>
          <text:p text:style-name="a1177" text:class-names="" text:cond-style-name=""><text:span text:style-name="a1176" text:class-names=""/></text:p>
        </draw:text-box>
        <svg:title/>
        <svg:desc/>
      </draw:frame>
      <presentation:notes style:page-layout-name="pageLayout2" draw:style-name="a1208">
        <draw:frame draw:id="id5" presentation:style-name="a1181" draw:name="Espace réservé de l'en-tête 1" svg:x="0in" svg:y="0in" svg:width="3.25in" svg:height="0.50174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6" presentation:style-name="a1185" draw:name="Espace réservé de la date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2" text:class-names=""><text:date text:fixed="false" style:data-style-name="a118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6" draw:name="Espace réservé de l'image des diapositives 3">
          <svg:title/>
          <svg:desc/>
        </draw:page-thumbnail>
        <draw:frame draw:id="id8" presentation:style-name="a1201" draw:name="Espace réservé des commentaires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Modifiez les styles du texte du masque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Deuxième niveau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list text:style-name="a1200">
                          <text:list-item>
                            <text:list text:style-name="a1200">
                              <text:list-item>
                                <text:p text:style-name="a1199" text:class-names="" text:cond-style-name=""><text:span text:style-name="a11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4" draw:name="Espace réservé du pied de page 5" svg:x="0in" svg:y="9.49826in" svg:width="3.25in" svg:height="0.50174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Espace réservé du numéro de diapositive 6" svg:x="4.24826in" svg:y="9.49826in" svg:width="3.25in" svg:height="0.50174in" presentation:class="page-number" presentation:placeholder="false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cust-Subtitle" style:page-layout-name="pageLayout1" draw:style-name="a1209">
      <draw:custom-shape svg:x="0.28959in" svg:y="0.28959in" svg:width="12.75416in" svg:height="6.94182in" draw:id="id106" draw:style-name="a1212" draw:name="Shape 13">
        <svg:title/>
        <svg:desc/>
        <text:p text:style-name="a1211" text:class-names="" text:cond-style-name=""><text:span text:style-name="a12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07" presentation:style-name="a1215" draw:name="Shape 14" svg:x="1.47682in" svg:y="3.6421in" svg:width="7.21785in" svg:height="1.69116in" presentation:class="title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08" presentation:style-name="a1218" draw:name="Shape 15" svg:x="1.47682in" svg:y="5.36345in" svg:width="7.21785in" svg:height="1.14436in" presentation:class="subtitl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presentation:notes style:page-layout-name="pageLayout2" draw:style-name="a1248">
        <draw:frame draw:id="id5" presentation:style-name="a1221" draw:name="Espace réservé de l'en-tête 1" svg:x="0in" svg:y="0in" svg:width="3.25in" svg:height="0.50174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6" presentation:style-name="a1225" draw:name="Espace réservé de la date 2" svg:x="4.24826in" svg:y="0in" svg:width="3.25in" svg:height="0.50174in" presentation:class="date-time" presentation:placeholder="false">
          <draw:text-box>
            <text:p text:style-name="a1224" text:class-names="" text:cond-style-name=""><text:span text:style-name="a1222" text:class-names=""><text:date text:fixed="false" style:data-style-name="a1223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26" draw:name="Espace réservé de l'image des diapositives 3">
          <svg:title/>
          <svg:desc/>
        </draw:page-thumbnail>
        <draw:frame draw:id="id8" presentation:style-name="a1241" draw:name="Espace réservé des commentaires 4" svg:x="0.75in" svg:y="4.8125in" svg:width="6in" svg:height="3.9375in" presentation:class="notes" presentation:placeholder="false">
          <draw:text-box>
            <text:p text:style-name="a1228" text:class-names="" text:cond-style-name=""><text:span text:style-name="a1227" text:class-names="">Modifiez les styles du texte du masque</text:span></text:p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Deuxième niveau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p text:style-name="a1236" text:class-names="" text:cond-style-name=""><text:span text:style-name="a1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list text:style-name="a1240">
                              <text:list-item>
                                <text:p text:style-name="a1239" text:class-names="" text:cond-style-name=""><text:span text:style-name="a1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4" draw:name="Espace réservé du pied de page 5" svg:x="0in" svg:y="9.49826in" svg:width="3.25in" svg:height="0.50174in" presentation:class="footer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10" presentation:style-name="a1247" draw:name="Espace réservé du numéro de diapositive 6" svg:x="4.24826in" svg:y="9.49826in" svg:width="3.25in" svg:height="0.50174in" presentation:class="page-number" presentation:placeholder="false">
          <draw:text-box>
            <text:p text:style-name="a1246" text:class-names="" text:cond-style-name=""><text:span text:style-name="a12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cust-Quote" style:page-layout-name="pageLayout1" draw:style-name="a1249">
      <draw:custom-shape svg:x="0.28959in" svg:y="0.28959in" svg:width="12.75416in" svg:height="6.94182in" draw:id="id109" draw:style-name="a1252" draw:name="Shape 17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10" presentation:style-name="a1256" draw:name="Shape 18" svg:x="2.63127in" svg:y="1.24639in" svg:width="7.51269in" svg:height="5.11111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/></text:p>
            </text:list-item>
          </text:list>
        </draw:text-box>
        <svg:title/>
        <svg:desc/>
      </draw:frame>
      <draw:custom-shape svg:x="0.90077in" svg:y="0.87981in" svg:width="1.38233in" svg:height="1.38233in" draw:id="id111" draw:style-name="a1259" draw:name="Shape 19">
        <svg:title/>
        <svg:desc/>
        <text:p text:style-name="a1258" text:class-names="" text:cond-style-name=""><text:span text:style-name="a1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7993in" svg:y="1.24639in" svg:width="0.82401in" svg:height="0.64917in" draw:id="id112" draw:style-name="a1262" draw:name="Shape 20">
        <svg:title/>
        <svg:desc/>
        <text:p text:style-name="a1261" text:class-names="" text:cond-style-name=""><text:span text:style-name="a1260" text:class-names="">“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1265" draw:name="Shape 21" svg:x="11.89778in" svg:y="6.40606in" svg:width="0.80009in" svg:height="0.57393in" presentation:class="page-number" presentation:placeholder="false">
        <draw:text-box>
          <text:p text:style-name="a1264" text:class-names="" text:cond-style-name=""><text:span text:style-name="a1263" text:class-names=""><text:page-number style:num-format="1" text:fixed="false"/></text:span></text:p>
        </draw:text-box>
        <svg:title/>
        <svg:desc/>
      </draw:frame>
      <presentation:notes style:page-layout-name="pageLayout2" draw:style-name="a1295">
        <draw:frame draw:id="id5" presentation:style-name="a1268" draw:name="Espace réservé de l'en-tête 1" svg:x="0in" svg:y="0in" svg:width="3.25in" svg:height="0.50174in" presentation:class="head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6" presentation:style-name="a1272" draw:name="Espace réservé de la date 2" svg:x="4.24826in" svg:y="0in" svg:width="3.25in" svg:height="0.50174in" presentation:class="date-time" presentation:placeholder="false">
          <draw:text-box>
            <text:p text:style-name="a1271" text:class-names="" text:cond-style-name=""><text:span text:style-name="a1269" text:class-names=""><text:date text:fixed="false" style:data-style-name="a1270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73" draw:name="Espace réservé de l'image des diapositives 3">
          <svg:title/>
          <svg:desc/>
        </draw:page-thumbnail>
        <draw:frame draw:id="id8" presentation:style-name="a1288" draw:name="Espace réservé des commentaires 4" svg:x="0.75in" svg:y="4.8125in" svg:width="6in" svg:height="3.9375in" presentation:class="notes" presentation:placeholder="false">
          <draw:text-box>
            <text:p text:style-name="a1275" text:class-names="" text:cond-style-name=""><text:span text:style-name="a1274" text:class-names="">Modifiez les styles du texte du masque</text:span></text:p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Deuxième niveau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p text:style-name="a1283" text:class-names="" text:cond-style-name=""><text:span text:style-name="a12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91" draw:name="Espace réservé du pied de page 5" svg:x="0in" svg:y="9.49826in" svg:width="3.25in" svg:height="0.50174in" presentation:class="footer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0" presentation:style-name="a1294" draw:name="Espace réservé du numéro de diapositive 6" svg:x="4.24826in" svg:y="9.49826in" svg:width="3.25in" svg:height="0.50174in" presentation:class="page-number" presentation:placeholder="false">
          <draw:text-box>
            <text:p text:style-name="a1293" text:class-names="" text:cond-style-name=""><text:span text:style-name="a1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x-Title-+-1-column" style:page-layout-name="pageLayout1" draw:style-name="a1296">
      <draw:custom-shape svg:x="0.28959in" svg:y="0.28959in" svg:width="12.75416in" svg:height="6.94182in" draw:id="id114" draw:style-name="a1299" draw:name="Shape 23">
        <svg:title/>
        <svg:desc/>
        <text:p text:style-name="a1298" text:class-names="" text:cond-style-name=""><text:span text:style-name="a129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15" presentation:style-name="a1302" draw:name="Shape 24" svg:x="1.26735in" svg:y="1.23593in" svg:width="7.4252in" svg:height="1.98338in" presentation:class="title" presentation:placeholder="false">
        <draw:text-box>
          <text:p text:style-name="a1301" text:class-names="" text:cond-style-name=""><text:span text:style-name="a1300" text:class-names=""/></text:p>
        </draw:text-box>
        <svg:title/>
        <svg:desc/>
      </draw:frame>
      <draw:frame draw:id="id116" presentation:style-name="a1306" draw:name="Shape 25" svg:x="1.26735in" svg:y="3.37259in" svg:width="10.79878in" svg:height="2.92213in" presentation:class="outline" presentation:placeholder="false">
        <draw:text-box>
          <text:list text:style-name="a1305">
            <text:list-item>
              <text:p text:style-name="a1304" text:class-names="" text:cond-style-name=""><text:span text:style-name="a1303" text:class-names=""/></text:p>
            </text:list-item>
          </text:list>
        </draw:text-box>
        <svg:title/>
        <svg:desc/>
      </draw:frame>
      <draw:frame draw:id="id117" presentation:style-name="a1309" draw:name="Shape 26" svg:x="11.89778in" svg:y="6.40606in" svg:width="0.80009in" svg:height="0.57393in" presentation:class="page-number" presentation:placeholder="false">
        <draw:text-box>
          <text:p text:style-name="a1308" text:class-names="" text:cond-style-name=""><text:span text:style-name="a1307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frame draw:id="id5" presentation:style-name="a1312" draw:name="Espace réservé de l'en-tête 1" svg:x="0in" svg:y="0in" svg:width="3.25in" svg:height="0.50174in" presentation:class="head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6" presentation:style-name="a1316" draw:name="Espace réservé de la date 2" svg:x="4.24826in" svg:y="0in" svg:width="3.25in" svg:height="0.50174in" presentation:class="date-time" presentation:placeholder="false">
          <draw:text-box>
            <text:p text:style-name="a1315" text:class-names="" text:cond-style-name=""><text:span text:style-name="a1313" text:class-names=""><text:date text:fixed="false" style:data-style-name="a1314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17" draw:name="Espace réservé de l'image des diapositives 3">
          <svg:title/>
          <svg:desc/>
        </draw:page-thumbnail>
        <draw:frame draw:id="id8" presentation:style-name="a1332" draw:name="Espace réservé des commentaires 4" svg:x="0.75in" svg:y="4.8125in" svg:width="6in" svg:height="3.9375in" presentation:class="notes" presentation:placeholder="false">
          <draw:text-box>
            <text:p text:style-name="a1319" text:class-names="" text:cond-style-name=""><text:span text:style-name="a1318" text:class-names="">Modifiez les styles du texte du masque</text:span></text:p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Deuxième niveau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p text:style-name="a1324" text:class-names="" text:cond-style-name=""><text:span text:style-name="a13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p text:style-name="a1327" text:class-names="" text:cond-style-name=""><text:span text:style-name="a13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5" draw:name="Espace réservé du pied de page 5" svg:x="0in" svg:y="9.49826in" svg:width="3.25in" svg:height="0.50174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10" presentation:style-name="a1338" draw:name="Espace réservé du numéro de diapositive 6" svg:x="4.24826in" svg:y="9.49826in" svg:width="3.25in" svg:height="0.50174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ColTx-Title-+-2-columns" style:page-layout-name="pageLayout1" draw:style-name="a1340">
      <draw:custom-shape svg:x="0.28959in" svg:y="0.28959in" svg:width="12.75416in" svg:height="6.94182in" draw:id="id118" draw:style-name="a1343" draw:name="Shape 28">
        <svg:title/>
        <svg:desc/>
        <text:p text:style-name="a1342" text:class-names="" text:cond-style-name=""><text:span text:style-name="a13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19" presentation:style-name="a1346" draw:name="Shape 29" svg:x="1.26735in" svg:y="1.23593in" svg:width="7.4252in" svg:height="1.98338in" presentation:class="title" presentation:placeholder="false">
        <draw:text-box>
          <text:p text:style-name="a1345" text:class-names="" text:cond-style-name=""><text:span text:style-name="a1344" text:class-names=""/></text:p>
        </draw:text-box>
        <svg:title/>
        <svg:desc/>
      </draw:frame>
      <draw:frame draw:id="id120" presentation:style-name="a1350" draw:name="Shape 30" svg:x="1.26735in" svg:y="3.37259in" svg:width="5.24147in" svg:height="3.11067in" presentation:class="outline" presentation:placeholder="false">
        <draw:text-box>
          <text:list text:style-name="a1349">
            <text:list-item>
              <text:p text:style-name="a1348" text:class-names="" text:cond-style-name=""><text:span text:style-name="a1347" text:class-names=""/></text:p>
            </text:list-item>
          </text:list>
        </draw:text-box>
        <svg:title/>
        <svg:desc/>
      </draw:frame>
      <draw:frame draw:id="id121" presentation:style-name="a1354" draw:name="Shape 31" svg:x="6.82448in" svg:y="3.37259in" svg:width="5.24147in" svg:height="3.11067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/></text:p>
            </text:list-item>
          </text:list>
        </draw:text-box>
        <svg:title/>
        <svg:desc/>
      </draw:frame>
      <draw:frame draw:id="id122" presentation:style-name="a1357" draw:name="Shape 32" svg:x="11.89778in" svg:y="6.40606in" svg:width="0.80009in" svg:height="0.57393in" presentation:class="page-number" presentation:placeholder="false">
        <draw:text-box>
          <text:p text:style-name="a1356" text:class-names="" text:cond-style-name=""><text:span text:style-name="a1355" text:class-names=""><text:page-number style:num-format="1" text:fixed="false"/></text:span></text:p>
        </draw:text-box>
        <svg:title/>
        <svg:desc/>
      </draw:frame>
      <presentation:notes style:page-layout-name="pageLayout2" draw:style-name="a1387">
        <draw:frame draw:id="id5" presentation:style-name="a1360" draw:name="Espace réservé de l'en-tête 1" svg:x="0in" svg:y="0in" svg:width="3.25in" svg:height="0.50174in" presentation:class="header" presentation:placeholder="false">
          <draw:text-box>
            <text:p text:style-name="a1359" text:class-names="" text:cond-style-name=""><text:span text:style-name="a1358" text:class-names=""/></text:p>
          </draw:text-box>
          <svg:title/>
          <svg:desc/>
        </draw:frame>
        <draw:frame draw:id="id6" presentation:style-name="a1364" draw:name="Espace réservé de la date 2" svg:x="4.24826in" svg:y="0in" svg:width="3.25in" svg:height="0.50174in" presentation:class="date-time" presentation:placeholder="false">
          <draw:text-box>
            <text:p text:style-name="a1363" text:class-names="" text:cond-style-name=""><text:span text:style-name="a1361" text:class-names=""><text:date text:fixed="false" style:data-style-name="a1362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65" draw:name="Espace réservé de l'image des diapositives 3">
          <svg:title/>
          <svg:desc/>
        </draw:page-thumbnail>
        <draw:frame draw:id="id8" presentation:style-name="a1380" draw:name="Espace réservé des commentaires 4" svg:x="0.75in" svg:y="4.8125in" svg:width="6in" svg:height="3.9375in" presentation:class="notes" presentation:placeholder="false">
          <draw:text-box>
            <text:p text:style-name="a1367" text:class-names="" text:cond-style-name=""><text:span text:style-name="a1366" text:class-names="">Modifiez les styles du texte du masque</text:span></text:p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Deuxième niveau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list text:style-name="a1373">
                      <text:list-item>
                        <text:p text:style-name="a1372" text:class-names="" text:cond-style-name=""><text:span text:style-name="a13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list text:style-name="a1376">
                          <text:list-item>
                            <text:p text:style-name="a1375" text:class-names="" text:cond-style-name=""><text:span text:style-name="a13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list text:style-name="a1379">
                              <text:list-item>
                                <text:p text:style-name="a1378" text:class-names="" text:cond-style-name=""><text:span text:style-name="a13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83" draw:name="Espace réservé du pied de page 5" svg:x="0in" svg:y="9.49826in" svg:width="3.25in" svg:height="0.50174in" presentation:class="footer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10" presentation:style-name="a1386" draw:name="Espace réservé du numéro de diapositive 6" svg:x="4.24826in" svg:y="9.49826in" svg:width="3.25in" svg:height="0.50174in" presentation:class="page-number" presentation:placeholder="false">
          <draw:text-box>
            <text:p text:style-name="a1385" text:class-names="" text:cond-style-name=""><text:span text:style-name="a1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cust-Title-+-3-columns" style:page-layout-name="pageLayout1" draw:style-name="a1388">
      <draw:custom-shape svg:x="0.28959in" svg:y="0.28959in" svg:width="12.75416in" svg:height="6.94182in" draw:id="id123" draw:style-name="a1391" draw:name="Shape 34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24" presentation:style-name="a1394" draw:name="Shape 35" svg:x="1.26735in" svg:y="1.23593in" svg:width="7.4252in" svg:height="1.98338in" presentation:class="title" presentation:placeholder="false">
        <draw:text-box>
          <text:p text:style-name="a1393" text:class-names="" text:cond-style-name=""><text:span text:style-name="a1392" text:class-names=""/></text:p>
        </draw:text-box>
        <svg:title/>
        <svg:desc/>
      </draw:frame>
      <draw:frame draw:id="id125" presentation:style-name="a1398" draw:name="Shape 36" svg:x="1.26735in" svg:y="3.37259in" svg:width="3.45057in" svg:height="2.97463in" presentation:class="outline" presentation:placeholder="false">
        <draw:text-box>
          <text:list text:style-name="a1397">
            <text:list-item>
              <text:p text:style-name="a1396" text:class-names="" text:cond-style-name=""><text:span text:style-name="a1395" text:class-names=""/></text:p>
            </text:list-item>
          </text:list>
        </draw:text-box>
        <svg:title/>
        <svg:desc/>
      </draw:frame>
      <draw:frame draw:id="id126" presentation:style-name="a1402" draw:name="Shape 37" svg:x="4.89463in" svg:y="3.37259in" svg:width="3.45057in" svg:height="2.97463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/></text:p>
            </text:list-item>
          </text:list>
        </draw:text-box>
        <svg:title/>
        <svg:desc/>
      </draw:frame>
      <draw:frame draw:id="id127" presentation:style-name="a1406" draw:name="Shape 38" svg:x="8.52191in" svg:y="3.37259in" svg:width="3.45057in" svg:height="2.97463in" presentation:class="outline" presentation:placeholder="false">
        <draw:text-box>
          <text:list text:style-name="a1405">
            <text:list-item>
              <text:p text:style-name="a1404" text:class-names="" text:cond-style-name=""><text:span text:style-name="a1403" text:class-names=""/></text:p>
            </text:list-item>
          </text:list>
        </draw:text-box>
        <svg:title/>
        <svg:desc/>
      </draw:frame>
      <draw:frame draw:id="id128" presentation:style-name="a1409" draw:name="Shape 39" svg:x="11.89778in" svg:y="6.40606in" svg:width="0.80009in" svg:height="0.57393in" presentation:class="page-number" presentation:placeholder="false">
        <draw:text-box>
          <text:p text:style-name="a1408" text:class-names="" text:cond-style-name=""><text:span text:style-name="a1407" text:class-names=""><text:page-number style:num-format="1" text:fixed="false"/></text:span></text:p>
        </draw:text-box>
        <svg:title/>
        <svg:desc/>
      </draw:frame>
      <presentation:notes style:page-layout-name="pageLayout2" draw:style-name="a1439">
        <draw:frame draw:id="id5" presentation:style-name="a1412" draw:name="Espace réservé de l'en-tête 1" svg:x="0in" svg:y="0in" svg:width="3.25in" svg:height="0.50174in" presentation:class="head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6" presentation:style-name="a1416" draw:name="Espace réservé de la date 2" svg:x="4.24826in" svg:y="0in" svg:width="3.25in" svg:height="0.50174in" presentation:class="date-time" presentation:placeholder="false">
          <draw:text-box>
            <text:p text:style-name="a1415" text:class-names="" text:cond-style-name=""><text:span text:style-name="a1413" text:class-names=""><text:date text:fixed="false" style:data-style-name="a1414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7" draw:name="Espace réservé de l'image des diapositives 3">
          <svg:title/>
          <svg:desc/>
        </draw:page-thumbnail>
        <draw:frame draw:id="id8" presentation:style-name="a1432" draw:name="Espace réservé des commentaires 4" svg:x="0.75in" svg:y="4.8125in" svg:width="6in" svg:height="3.9375in" presentation:class="notes" presentation:placeholder="false">
          <draw:text-box>
            <text:p text:style-name="a1419" text:class-names="" text:cond-style-name=""><text:span text:style-name="a1418" text:class-names="">Modifiez les styles du texte du masque</text:span></text:p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Deuxième niveau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p text:style-name="a1424" text:class-names="" text:cond-style-name=""><text:span text:style-name="a1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list text:style-name="a1428">
                          <text:list-item>
                            <text:p text:style-name="a1427" text:class-names="" text:cond-style-name=""><text:span text:style-name="a1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list text:style-name="a1431">
                          <text:list-item>
                            <text:list text:style-name="a1431">
                              <text:list-item>
                                <text:p text:style-name="a1430" text:class-names="" text:cond-style-name=""><text:span text:style-name="a14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5" draw:name="Espace réservé du pied de page 5" svg:x="0in" svg:y="9.49826in" svg:width="3.25in" svg:height="0.50174in" presentation:class="footer" presentation:placeholder="false">
          <draw:text-box>
            <text:p text:style-name="a1434" text:class-names="" text:cond-style-name=""><text:span text:style-name="a1433" text:class-names=""/></text:p>
          </draw:text-box>
          <svg:title/>
          <svg:desc/>
        </draw:frame>
        <draw:frame draw:id="id10" presentation:style-name="a1438" draw:name="Espace réservé du numéro de diapositive 6" svg:x="4.24826in" svg:y="9.49826in" svg:width="3.25in" svg:height="0.50174in" presentation:class="page-number" presentation:placeholder="false">
          <draw:text-box>
            <text:p text:style-name="a1437" text:class-names="" text:cond-style-name=""><text:span text:style-name="a1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titleOnly-Title-only" style:page-layout-name="pageLayout1" draw:style-name="a1440">
      <draw:custom-shape svg:x="0.28959in" svg:y="0.28959in" svg:width="12.75416in" svg:height="6.94182in" draw:id="id129" draw:style-name="a1443" draw:name="Shape 41">
        <svg:title/>
        <svg:desc/>
        <text:p text:style-name="a1442" text:class-names="" text:cond-style-name=""><text:span text:style-name="a14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30" presentation:style-name="a1446" draw:name="Shape 42" svg:x="1.26735in" svg:y="1.23593in" svg:width="7.4252in" svg:height="1.98338in" presentation:class="titl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31" presentation:style-name="a1449" draw:name="Shape 43" svg:x="11.89778in" svg:y="6.40606in" svg:width="0.80009in" svg:height="0.57393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79">
        <draw:frame draw:id="id5" presentation:style-name="a1452" draw:name="Espace réservé de l'en-tête 1" svg:x="0in" svg:y="0in" svg:width="3.25in" svg:height="0.50174in" presentation:class="header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6" presentation:style-name="a1456" draw:name="Espace réservé de la date 2" svg:x="4.24826in" svg:y="0in" svg:width="3.25in" svg:height="0.50174in" presentation:class="date-time" presentation:placeholder="false">
          <draw:text-box>
            <text:p text:style-name="a1455" text:class-names="" text:cond-style-name=""><text:span text:style-name="a1453" text:class-names=""><text:date text:fixed="false" style:data-style-name="a1454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57" draw:name="Espace réservé de l'image des diapositives 3">
          <svg:title/>
          <svg:desc/>
        </draw:page-thumbnail>
        <draw:frame draw:id="id8" presentation:style-name="a1472" draw:name="Espace réservé des commentaires 4" svg:x="0.75in" svg:y="4.8125in" svg:width="6in" svg:height="3.9375in" presentation:class="notes" presentation:placeholder="false">
          <draw:text-box>
            <text:p text:style-name="a1459" text:class-names="" text:cond-style-name=""><text:span text:style-name="a1458" text:class-names="">Modifiez les styles du texte du masque</text:span></text:p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Deuxième niveau</text:span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p text:style-name="a1464" text:class-names="" text:cond-style-name=""><text:span text:style-name="a1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list text:style-name="a1468">
                      <text:list-item>
                        <text:list text:style-name="a1468">
                          <text:list-item>
                            <text:p text:style-name="a1467" text:class-names="" text:cond-style-name=""><text:span text:style-name="a1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list text:style-name="a1471">
                          <text:list-item>
                            <text:list text:style-name="a1471">
                              <text:list-item>
                                <text:p text:style-name="a1470" text:class-names="" text:cond-style-name=""><text:span text:style-name="a1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75" draw:name="Espace réservé du pied de page 5" svg:x="0in" svg:y="9.49826in" svg:width="3.25in" svg:height="0.50174in" presentation:class="foot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10" presentation:style-name="a1478" draw:name="Espace réservé du numéro de diapositive 6" svg:x="4.24826in" svg:y="9.49826in" svg:width="3.25in" svg:height="0.50174in" presentation:class="page-number" presentation:placeholder="false">
          <draw:text-box>
            <text:p text:style-name="a1477" text:class-names="" text:cond-style-name=""><text:span text:style-name="a14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cust-Caption" style:page-layout-name="pageLayout1" draw:style-name="a1480">
      <draw:custom-shape svg:x="0.28959in" svg:y="0.28959in" svg:width="12.75416in" svg:height="6.94182in" draw:id="id132" draw:style-name="a1483" draw:name="Shape 45">
        <svg:title/>
        <svg:desc/>
        <text:p text:style-name="a1482" text:class-names="" text:cond-style-name=""><text:span text:style-name="a148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33" presentation:style-name="a1487" draw:name="Shape 46" svg:x="1.22547in" svg:y="5.75838in" svg:width="10.88233in" svg:height="0.75766in" presentation:class="outline" presentation:placeholder="false">
        <draw:text-box>
          <text:list text:style-name="a1486">
            <text:list-item>
              <text:p text:style-name="a1485" text:class-names="" text:cond-style-name=""><text:span text:style-name="a1484" text:class-names=""/></text:p>
            </text:list-item>
          </text:list>
        </draw:text-box>
        <svg:title/>
        <svg:desc/>
      </draw:frame>
      <draw:frame draw:id="id134" presentation:style-name="a1490" draw:name="Shape 47" svg:x="11.89778in" svg:y="6.40606in" svg:width="0.80009in" svg:height="0.57393in" presentation:class="page-number" presentation:placeholder="false">
        <draw:text-box>
          <text:p text:style-name="a1489" text:class-names="" text:cond-style-name=""><text:span text:style-name="a1488" text:class-names=""><text:page-number style:num-format="1" text:fixed="false"/></text:span></text:p>
        </draw:text-box>
        <svg:title/>
        <svg:desc/>
      </draw:frame>
      <presentation:notes style:page-layout-name="pageLayout2" draw:style-name="a1520">
        <draw:frame draw:id="id5" presentation:style-name="a1493" draw:name="Espace réservé de l'en-tête 1" svg:x="0in" svg:y="0in" svg:width="3.25in" svg:height="0.50174in" presentation:class="header" presentation:placeholder="false">
          <draw:text-box>
            <text:p text:style-name="a1492" text:class-names="" text:cond-style-name=""><text:span text:style-name="a1491" text:class-names=""/></text:p>
          </draw:text-box>
          <svg:title/>
          <svg:desc/>
        </draw:frame>
        <draw:frame draw:id="id6" presentation:style-name="a1497" draw:name="Espace réservé de la date 2" svg:x="4.24826in" svg:y="0in" svg:width="3.25in" svg:height="0.50174in" presentation:class="date-time" presentation:placeholder="false">
          <draw:text-box>
            <text:p text:style-name="a1496" text:class-names="" text:cond-style-name=""><text:span text:style-name="a1494" text:class-names=""><text:date text:fixed="false" style:data-style-name="a1495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8" draw:name="Espace réservé de l'image des diapositives 3">
          <svg:title/>
          <svg:desc/>
        </draw:page-thumbnail>
        <draw:frame draw:id="id8" presentation:style-name="a1513" draw:name="Espace réservé des commentaires 4" svg:x="0.75in" svg:y="4.8125in" svg:width="6in" svg:height="3.9375in" presentation:class="notes" presentation:placeholder="false">
          <draw:text-box>
            <text:p text:style-name="a1500" text:class-names="" text:cond-style-name=""><text:span text:style-name="a1499" text:class-names="">Modifiez les styles du texte du masque</text:span></text:p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Deuxième niveau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list text:style-name="a1506">
                      <text:list-item>
                        <text:p text:style-name="a1505" text:class-names="" text:cond-style-name=""><text:span text:style-name="a1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list text:style-name="a1509">
                          <text:list-item>
                            <text:p text:style-name="a1508" text:class-names="" text:cond-style-name=""><text:span text:style-name="a1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list text:style-name="a1512">
                      <text:list-item>
                        <text:list text:style-name="a1512">
                          <text:list-item>
                            <text:list text:style-name="a1512">
                              <text:list-item>
                                <text:p text:style-name="a1511" text:class-names="" text:cond-style-name=""><text:span text:style-name="a1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6" draw:name="Espace réservé du pied de page 5" svg:x="0in" svg:y="9.49826in" svg:width="3.25in" svg:height="0.50174in" presentation:class="foot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10" presentation:style-name="a1519" draw:name="Espace réservé du numéro de diapositive 6" svg:x="4.24826in" svg:y="9.49826in" svg:width="3.25in" svg:height="0.50174in" presentation:class="page-number" presentation:placeholder="false">
          <draw:text-box>
            <text:p text:style-name="a1518" text:class-names="" text:cond-style-name=""><text:span text:style-name="a1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blank-Blank" style:page-layout-name="pageLayout1" draw:style-name="a1521">
      <draw:custom-shape svg:x="0.28959in" svg:y="0.28959in" svg:width="12.75416in" svg:height="6.94182in" draw:id="id135" draw:style-name="a1524" draw:name="Shape 49">
        <svg:title/>
        <svg:desc/>
        <text:p text:style-name="a1523" text:class-names="" text:cond-style-name=""><text:span text:style-name="a152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36" presentation:style-name="a1527" draw:name="Shape 50" svg:x="11.89778in" svg:y="6.40606in" svg:width="0.80009in" svg:height="0.57393in" presentation:class="page-number" presentation:placeholder="false">
        <draw:text-box>
          <text:p text:style-name="a1526" text:class-names="" text:cond-style-name=""><text:span text:style-name="a1525" text:class-names=""><text:page-number style:num-format="1" text:fixed="false"/></text:span></text:p>
        </draw:text-box>
        <svg:title/>
        <svg:desc/>
      </draw:frame>
      <presentation:notes style:page-layout-name="pageLayout2" draw:style-name="a1557">
        <draw:frame draw:id="id5" presentation:style-name="a1530" draw:name="Espace réservé de l'en-tête 1" svg:x="0in" svg:y="0in" svg:width="3.25in" svg:height="0.50174in" presentation:class="header" presentation:placeholder="false">
          <draw:text-box>
            <text:p text:style-name="a1529" text:class-names="" text:cond-style-name=""><text:span text:style-name="a1528" text:class-names=""/></text:p>
          </draw:text-box>
          <svg:title/>
          <svg:desc/>
        </draw:frame>
        <draw:frame draw:id="id6" presentation:style-name="a1534" draw:name="Espace réservé de la date 2" svg:x="4.24826in" svg:y="0in" svg:width="3.25in" svg:height="0.50174in" presentation:class="date-time" presentation:placeholder="false">
          <draw:text-box>
            <text:p text:style-name="a1533" text:class-names="" text:cond-style-name=""><text:span text:style-name="a1531" text:class-names=""><text:date text:fixed="false" style:data-style-name="a1532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35" draw:name="Espace réservé de l'image des diapositives 3">
          <svg:title/>
          <svg:desc/>
        </draw:page-thumbnail>
        <draw:frame draw:id="id8" presentation:style-name="a1550" draw:name="Espace réservé des commentaires 4" svg:x="0.75in" svg:y="4.8125in" svg:width="6in" svg:height="3.9375in" presentation:class="notes" presentation:placeholder="false">
          <draw:text-box>
            <text:p text:style-name="a1537" text:class-names="" text:cond-style-name=""><text:span text:style-name="a1536" text:class-names="">Modifiez les styles du texte du masque</text:span></text:p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>Deuxième niveau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list text:style-name="a1543">
                      <text:list-item>
                        <text:p text:style-name="a1542" text:class-names="" text:cond-style-name=""><text:span text:style-name="a15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list text:style-name="a1546">
                      <text:list-item>
                        <text:list text:style-name="a1546">
                          <text:list-item>
                            <text:p text:style-name="a1545" text:class-names="" text:cond-style-name=""><text:span text:style-name="a15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list text:style-name="a1549">
                      <text:list-item>
                        <text:list text:style-name="a1549">
                          <text:list-item>
                            <text:list text:style-name="a1549">
                              <text:list-item>
                                <text:p text:style-name="a1548" text:class-names="" text:cond-style-name=""><text:span text:style-name="a154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3" draw:name="Espace réservé du pied de page 5" svg:x="0in" svg:y="9.49826in" svg:width="3.25in" svg:height="0.50174in" presentation:class="foot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10" presentation:style-name="a1556" draw:name="Espace réservé du numéro de diapositive 6" svg:x="4.24826in" svg:y="9.49826in" svg:width="3.25in" svg:height="0.50174in" presentation:class="page-number" presentation:placeholder="false">
          <draw:text-box>
            <text:p text:style-name="a1555" text:class-names="" text:cond-style-name=""><text:span text:style-name="a1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cust-Blank-reverse" style:page-layout-name="pageLayout1" draw:style-name="a1558">
      <draw:custom-shape svg:x="0.28959in" svg:y="0.28959in" svg:width="12.75416in" svg:height="6.94182in" draw:id="id137" draw:style-name="a1561" draw:name="Shape 52">
        <svg:title/>
        <svg:desc/>
        <text:p text:style-name="a1560" text:class-names="" text:cond-style-name=""><text:span text:style-name="a155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138" presentation:style-name="a1564" draw:name="Shape 53" svg:x="11.89778in" svg:y="6.40606in" svg:width="0.80009in" svg:height="0.57393in" presentation:class="page-number" presentation:placeholder="false">
        <draw:text-box>
          <text:p text:style-name="a1563" text:class-names="" text:cond-style-name=""><text:span text:style-name="a1562" text:class-names=""><text:page-number style:num-format="1" text:fixed="false"/></text:span></text:p>
        </draw:text-box>
        <svg:title/>
        <svg:desc/>
      </draw:frame>
      <presentation:notes style:page-layout-name="pageLayout2" draw:style-name="a1594">
        <draw:frame draw:id="id5" presentation:style-name="a1567" draw:name="Espace réservé de l'en-tête 1" svg:x="0in" svg:y="0in" svg:width="3.25in" svg:height="0.50174in" presentation:class="header" presentation:placeholder="false">
          <draw:text-box>
            <text:p text:style-name="a1566" text:class-names="" text:cond-style-name=""><text:span text:style-name="a1565" text:class-names=""/></text:p>
          </draw:text-box>
          <svg:title/>
          <svg:desc/>
        </draw:frame>
        <draw:frame draw:id="id6" presentation:style-name="a1571" draw:name="Espace réservé de la date 2" svg:x="4.24826in" svg:y="0in" svg:width="3.25in" svg:height="0.50174in" presentation:class="date-time" presentation:placeholder="false">
          <draw:text-box>
            <text:p text:style-name="a1570" text:class-names="" text:cond-style-name=""><text:span text:style-name="a1568" text:class-names=""><text:date text:fixed="false" style:data-style-name="a1569">28/0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72" draw:name="Espace réservé de l'image des diapositives 3">
          <svg:title/>
          <svg:desc/>
        </draw:page-thumbnail>
        <draw:frame draw:id="id8" presentation:style-name="a1587" draw:name="Espace réservé des commentaires 4" svg:x="0.75in" svg:y="4.8125in" svg:width="6in" svg:height="3.9375in" presentation:class="notes" presentation:placeholder="false">
          <draw:text-box>
            <text:p text:style-name="a1574" text:class-names="" text:cond-style-name=""><text:span text:style-name="a1573" text:class-names="">Modifiez les styles du texte du masque</text:span></text:p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Deuxième niveau</text:span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list text:style-name="a1580">
                      <text:list-item>
                        <text:p text:style-name="a1579" text:class-names="" text:cond-style-name=""><text:span text:style-name="a15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list text:style-name="a1583">
                      <text:list-item>
                        <text:list text:style-name="a1583">
                          <text:list-item>
                            <text:p text:style-name="a1582" text:class-names="" text:cond-style-name=""><text:span text:style-name="a15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list text:style-name="a1586">
                      <text:list-item>
                        <text:list text:style-name="a1586">
                          <text:list-item>
                            <text:list text:style-name="a1586">
                              <text:list-item>
                                <text:p text:style-name="a1585" text:class-names="" text:cond-style-name=""><text:span text:style-name="a15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0" draw:name="Espace réservé du pied de page 5" svg:x="0in" svg:y="9.49826in" svg:width="3.25in" svg:height="0.50174in" presentation:class="foot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10" presentation:style-name="a1593" draw:name="Espace réservé du numéro de diapositive 6" svg:x="4.24826in" svg:y="9.49826in" svg:width="3.25in" svg:height="0.50174in" presentation:class="page-number" presentation:placeholder="false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istrateur</meta:initial-creator>
    <dc:creator>Administrateur</dc:creator>
    <meta:creation-date>2017-09-24T16:06:36Z</meta:creation-date>
    <dc:date>2020-08-28T11:57:42Z</dc:date>
    <meta:editing-cycles>454</meta:editing-cycles>
    <meta:editing-duration>PT127261S</meta:editing-duration>
    <meta:document-statistic meta:paragraph-count="27" meta:word-count="47"/>
  </office:meta>
</office:document-meta>
</file>